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_32_2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_32_2" style:data-style-name="N36"/>
    <style:style style:name="ce53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465280" table:style-name="ce5">
            <text:p>2.465.280</text:p>
          </table:table-cell>
          <table:table-cell office:value-type="float" office:value="337000" table:style-name="ce5">
            <text:p>337.000</text:p>
          </table:table-cell>
          <table:table-cell office:value-type="float" office:value="951000" table:style-name="ce5">
            <text:p>951.000</text:p>
          </table:table-cell>
          <table:table-cell office:value-type="float" office:value="48650" table:style-name="ce5">
            <text:p>48.650</text:p>
          </table:table-cell>
          <table:table-cell office:value-type="float" office:value="3801930" table:style-name="ce6">
            <text:p>3.801.930</text:p>
          </table:table-cell>
          <table:table-cell office:value-type="float" office:value="3404573" table:style-name="ce6">
            <text:p>3.404.573</text:p>
          </table:table-cell>
          <table:table-cell office:value-type="percentage" office:value="0.89548545081050945" table:style-name="ce7">
            <text:p>89,5%</text:p>
          </table:table-cell>
          <table:table-cell office:value-type="float" office:value="2344108" table:style-name="ce5">
            <text:p>2.344.108</text:p>
          </table:table-cell>
          <table:table-cell office:value-type="float" office:value="1093444" table:style-name="ce5">
            <text:p>1.093.444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496395" table:style-name="ce5">
            <text:p>496.395</text:p>
          </table:table-cell>
          <table:table-cell office:value-type="float" office:value="67300" table:style-name="ce5">
            <text:p>67.300</text:p>
          </table:table-cell>
          <table:table-cell office:value-type="float" office:value="149400" table:style-name="ce5">
            <text:p>149.400</text:p>
          </table:table-cell>
          <table:table-cell office:value-type="float" office:value="7600" table:style-name="ce5">
            <text:p>7.600</text:p>
          </table:table-cell>
          <table:table-cell office:value-type="float" office:value="720695" table:style-name="ce6">
            <text:p>720.695</text:p>
          </table:table-cell>
          <table:table-cell office:value-type="float" office:value="631404" table:style-name="ce6">
            <text:p>631.404</text:p>
          </table:table-cell>
          <table:table-cell office:value-type="percentage" office:value="0.87610431597277627" table:style-name="ce7">
            <text:p>87,6%</text:p>
          </table:table-cell>
          <table:table-cell office:value-type="float" office:value="433491" table:style-name="ce5">
            <text:p>433.491</text:p>
          </table:table-cell>
          <table:table-cell office:value-type="float" office:value="205767" table:style-name="ce5">
            <text:p>205.767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466565" table:style-name="ce5">
            <text:p>466.565</text:p>
          </table:table-cell>
          <table:table-cell office:value-type="float" office:value="60400" table:style-name="ce5">
            <text:p>60.400</text:p>
          </table:table-cell>
          <table:table-cell office:value-type="float" office:value="114600" table:style-name="ce5">
            <text:p>114.600</text:p>
          </table:table-cell>
          <table:table-cell office:value-type="float" office:value="5850" table:style-name="ce5">
            <text:p>5.850</text:p>
          </table:table-cell>
          <table:table-cell office:value-type="float" office:value="647415" table:style-name="ce6">
            <text:p>647.415</text:p>
          </table:table-cell>
          <table:table-cell office:value-type="float" office:value="587765" table:style-name="ce6">
            <text:p>587.765</text:p>
          </table:table-cell>
          <table:table-cell office:value-type="percentage" office:value="0.90786435284940881" table:style-name="ce7">
            <text:p>90,8%</text:p>
          </table:table-cell>
          <table:table-cell office:value-type="float" office:value="392831" table:style-name="ce5">
            <text:p>392.831</text:p>
          </table:table-cell>
          <table:table-cell office:value-type="float" office:value="200582" table:style-name="ce5">
            <text:p>200.582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274140" table:style-name="ce5">
            <text:p>274.140</text:p>
          </table:table-cell>
          <table:table-cell office:value-type="float" office:value="39600" table:style-name="ce5">
            <text:p>39.600</text:p>
          </table:table-cell>
          <table:table-cell office:value-type="float" office:value="131500" table:style-name="ce5">
            <text:p>131.500</text:p>
          </table:table-cell>
          <table:table-cell office:value-type="float" office:value="6700" table:style-name="ce5">
            <text:p>6.700</text:p>
          </table:table-cell>
          <table:table-cell office:value-type="float" office:value="451940" table:style-name="ce6">
            <text:p>451.940</text:p>
          </table:table-cell>
          <table:table-cell office:value-type="float" office:value="402125" table:style-name="ce6">
            <text:p>402.125</text:p>
          </table:table-cell>
          <table:table-cell office:value-type="percentage" office:value="0.88977519139708816" table:style-name="ce7">
            <text:p>89,0%</text:p>
          </table:table-cell>
          <table:table-cell office:value-type="float" office:value="289278" table:style-name="ce5">
            <text:p>289.278</text:p>
          </table:table-cell>
          <table:table-cell office:value-type="float" office:value="119185" table:style-name="ce5">
            <text:p>119.185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553380" table:style-name="ce5">
            <text:p>553.380</text:p>
          </table:table-cell>
          <table:table-cell office:value-type="float" office:value="76600" table:style-name="ce5">
            <text:p>76.600</text:p>
          </table:table-cell>
          <table:table-cell office:value-type="float" office:value="244500" table:style-name="ce5">
            <text:p>244.500</text:p>
          </table:table-cell>
          <table:table-cell office:value-type="float" office:value="12500" table:style-name="ce5">
            <text:p>12.500</text:p>
          </table:table-cell>
          <table:table-cell office:value-type="float" office:value="886980" table:style-name="ce6">
            <text:p>886.980</text:p>
          </table:table-cell>
          <table:table-cell office:value-type="float" office:value="728385" table:style-name="ce6">
            <text:p>728.385</text:p>
          </table:table-cell>
          <table:table-cell office:value-type="percentage" office:value="0.82119664479469656" table:style-name="ce7">
            <text:p>82,1%</text:p>
          </table:table-cell>
          <table:table-cell office:value-type="float" office:value="508919" table:style-name="ce5">
            <text:p>508.919</text:p>
          </table:table-cell>
          <table:table-cell office:value-type="float" office:value="230362" table:style-name="ce5">
            <text:p>230.362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20695" table:style-name="ce5">
            <text:p>220.695</text:p>
          </table:table-cell>
          <table:table-cell office:value-type="float" office:value="29300" table:style-name="ce5">
            <text:p>29.300</text:p>
          </table:table-cell>
          <table:table-cell office:value-type="float" office:value="65400" table:style-name="ce5">
            <text:p>65.400</text:p>
          </table:table-cell>
          <table:table-cell office:value-type="float" office:value="3300" table:style-name="ce5">
            <text:p>3.300</text:p>
          </table:table-cell>
          <table:table-cell office:value-type="float" office:value="318695" table:style-name="ce6">
            <text:p>318.695</text:p>
          </table:table-cell>
          <table:table-cell office:value-type="float" office:value="272825" table:style-name="ce6">
            <text:p>272.825</text:p>
          </table:table-cell>
          <table:table-cell office:value-type="percentage" office:value="0.85606928254287018" table:style-name="ce7">
            <text:p>85,6%</text:p>
          </table:table-cell>
          <table:table-cell office:value-type="float" office:value="185810" table:style-name="ce5">
            <text:p>185.810</text:p>
          </table:table-cell>
          <table:table-cell office:value-type="float" office:value="88648" table:style-name="ce5">
            <text:p>88.648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087815" table:style-name="ce5">
            <text:p>1.087.815</text:p>
          </table:table-cell>
          <table:table-cell office:value-type="float" office:value="144000" table:style-name="ce5">
            <text:p>144.000</text:p>
          </table:table-cell>
          <table:table-cell office:value-type="float" office:value="269100" table:style-name="ce5">
            <text:p>269.100</text:p>
          </table:table-cell>
          <table:table-cell office:value-type="float" office:value="13800" table:style-name="ce5">
            <text:p>13.800</text:p>
          </table:table-cell>
          <table:table-cell office:value-type="float" office:value="1514715" table:style-name="ce6">
            <text:p>1.514.715</text:p>
          </table:table-cell>
          <table:table-cell office:value-type="float" office:value="1302889" table:style-name="ce6">
            <text:p>1.302.889</text:p>
          </table:table-cell>
          <table:table-cell office:value-type="percentage" office:value="0.86015455052600653" table:style-name="ce7">
            <text:p>86,0%</text:p>
          </table:table-cell>
          <table:table-cell office:value-type="float" office:value="876912" table:style-name="ce5">
            <text:p>876.912</text:p>
          </table:table-cell>
          <table:table-cell office:value-type="float" office:value="438362" table:style-name="ce5">
            <text:p>438.362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687825" table:style-name="ce5">
            <text:p>687.825</text:p>
          </table:table-cell>
          <table:table-cell office:value-type="float" office:value="94500" table:style-name="ce5">
            <text:p>94.500</text:p>
          </table:table-cell>
          <table:table-cell office:value-type="float" office:value="228800" table:style-name="ce5">
            <text:p>228.800</text:p>
          </table:table-cell>
          <table:table-cell office:value-type="float" office:value="11700" table:style-name="ce5">
            <text:p>11.700</text:p>
          </table:table-cell>
          <table:table-cell office:value-type="float" office:value="1022825" table:style-name="ce6">
            <text:p>1.022.825</text:p>
          </table:table-cell>
          <table:table-cell office:value-type="float" office:value="867662" table:style-name="ce6">
            <text:p>867.662</text:p>
          </table:table-cell>
          <table:table-cell office:value-type="percentage" office:value="0.84829956248625127" table:style-name="ce7">
            <text:p>84,8%</text:p>
          </table:table-cell>
          <table:table-cell office:value-type="float" office:value="602442" table:style-name="ce5">
            <text:p>602.442</text:p>
          </table:table-cell>
          <table:table-cell office:value-type="float" office:value="271684" table:style-name="ce5">
            <text:p>271.684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434220" table:style-name="ce5">
            <text:p>2.434.220</text:p>
          </table:table-cell>
          <table:table-cell office:value-type="float" office:value="336200" table:style-name="ce5">
            <text:p>336.200</text:p>
          </table:table-cell>
          <table:table-cell office:value-type="float" office:value="874100" table:style-name="ce5">
            <text:p>874.100</text:p>
          </table:table-cell>
          <table:table-cell office:value-type="float" office:value="44700" table:style-name="ce5">
            <text:p>44.700</text:p>
          </table:table-cell>
          <table:table-cell office:value-type="float" office:value="3689220" table:style-name="ce6">
            <text:p>3.689.220</text:p>
          </table:table-cell>
          <table:table-cell office:value-type="float" office:value="3174989" table:style-name="ce6">
            <text:p>3.174.989</text:p>
          </table:table-cell>
          <table:table-cell office:value-type="percentage" office:value="0.86061254140441612" table:style-name="ce7">
            <text:p>86,1%</text:p>
          </table:table-cell>
          <table:table-cell office:value-type="float" office:value="2187429" table:style-name="ce5">
            <text:p>2.187.429</text:p>
          </table:table-cell>
          <table:table-cell office:value-type="float" office:value="1015798" table:style-name="ce5">
            <text:p>1.015.798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511830" table:style-name="ce5">
            <text:p>1.511.830</text:p>
          </table:table-cell>
          <table:table-cell office:value-type="float" office:value="207100" table:style-name="ce5">
            <text:p>207.100</text:p>
          </table:table-cell>
          <table:table-cell office:value-type="float" office:value="568100" table:style-name="ce5">
            <text:p>568.100</text:p>
          </table:table-cell>
          <table:table-cell office:value-type="float" office:value="29000" table:style-name="ce5">
            <text:p>29.000</text:p>
          </table:table-cell>
          <table:table-cell office:value-type="float" office:value="2316030" table:style-name="ce6">
            <text:p>2.316.030</text:p>
          </table:table-cell>
          <table:table-cell office:value-type="float" office:value="2030951" table:style-name="ce6">
            <text:p>2.030.951</text:p>
          </table:table-cell>
          <table:table-cell office:value-type="percentage" office:value="0.87691048906965796" table:style-name="ce7">
            <text:p>87,7%</text:p>
          </table:table-cell>
          <table:table-cell office:value-type="float" office:value="1406410" table:style-name="ce5">
            <text:p>1.406.410</text:p>
          </table:table-cell>
          <table:table-cell office:value-type="float" office:value="649248" table:style-name="ce5">
            <text:p>649.248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401975" table:style-name="ce5">
            <text:p>401.975</text:p>
          </table:table-cell>
          <table:table-cell office:value-type="float" office:value="52900" table:style-name="ce5">
            <text:p>52.900</text:p>
          </table:table-cell>
          <table:table-cell office:value-type="float" office:value="119400" table:style-name="ce5">
            <text:p>119.400</text:p>
          </table:table-cell>
          <table:table-cell office:value-type="float" office:value="6100" table:style-name="ce5">
            <text:p>6.100</text:p>
          </table:table-cell>
          <table:table-cell office:value-type="float" office:value="580375" table:style-name="ce6">
            <text:p>580.375</text:p>
          </table:table-cell>
          <table:table-cell office:value-type="float" office:value="513701" table:style-name="ce6">
            <text:p>513.701</text:p>
          </table:table-cell>
          <table:table-cell office:value-type="percentage" office:value="0.88511910402756844" table:style-name="ce7">
            <text:p>88,5%</text:p>
          </table:table-cell>
          <table:table-cell office:value-type="float" office:value="346458" table:style-name="ce5">
            <text:p>346.458</text:p>
          </table:table-cell>
          <table:table-cell office:value-type="float" office:value="171677" table:style-name="ce5">
            <text:p>171.677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135015" table:style-name="ce5">
            <text:p>1.135.015</text:p>
          </table:table-cell>
          <table:table-cell office:value-type="float" office:value="147400" table:style-name="ce5">
            <text:p>147.400</text:p>
          </table:table-cell>
          <table:table-cell office:value-type="float" office:value="303700" table:style-name="ce5">
            <text:p>303.700</text:p>
          </table:table-cell>
          <table:table-cell office:value-type="float" office:value="15550" table:style-name="ce5">
            <text:p>15.550</text:p>
          </table:table-cell>
          <table:table-cell office:value-type="float" office:value="1601665" table:style-name="ce6">
            <text:p>1.601.665</text:p>
          </table:table-cell>
          <table:table-cell office:value-type="float" office:value="1446879" table:style-name="ce6">
            <text:p>1.446.879</text:p>
          </table:table-cell>
          <table:table-cell office:value-type="percentage" office:value="0.90335931671104752" table:style-name="ce7">
            <text:p>90,3%</text:p>
          </table:table-cell>
          <table:table-cell office:value-type="float" office:value="997150" table:style-name="ce5">
            <text:p>997.150</text:p>
          </table:table-cell>
          <table:table-cell office:value-type="float" office:value="459785" table:style-name="ce5">
            <text:p>459.785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15895" table:style-name="ce5">
            <text:p>115.895</text:p>
          </table:table-cell>
          <table:table-cell office:value-type="float" office:value="15300" table:style-name="ce5">
            <text:p>15.300</text:p>
          </table:table-cell>
          <table:table-cell office:value-type="float" office:value="35700" table:style-name="ce5">
            <text:p>35.700</text:p>
          </table:table-cell>
          <table:table-cell office:value-type="float" office:value="1900" table:style-name="ce5">
            <text:p>1.900</text:p>
          </table:table-cell>
          <table:table-cell office:value-type="float" office:value="168795" table:style-name="ce6">
            <text:p>168.795</text:p>
          </table:table-cell>
          <table:table-cell office:value-type="float" office:value="150988" table:style-name="ce6">
            <text:p>150.988</text:p>
          </table:table-cell>
          <table:table-cell office:value-type="percentage" office:value="0.89450516899197252" table:style-name="ce7">
            <text:p>89,5%</text:p>
          </table:table-cell>
          <table:table-cell office:value-type="float" office:value="106571" table:style-name="ce5">
            <text:p>106.571</text:p>
          </table:table-cell>
          <table:table-cell office:value-type="float" office:value="46254" table:style-name="ce5">
            <text:p>46.254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1992435" table:style-name="ce5">
            <text:p>1.992.435</text:p>
          </table:table-cell>
          <table:table-cell office:value-type="float" office:value="276200" table:style-name="ce5">
            <text:p>276.200</text:p>
          </table:table-cell>
          <table:table-cell office:value-type="float" office:value="762000" table:style-name="ce5">
            <text:p>762.000</text:p>
          </table:table-cell>
          <table:table-cell office:value-type="float" office:value="38900" table:style-name="ce5">
            <text:p>38.900</text:p>
          </table:table-cell>
          <table:table-cell office:value-type="float" office:value="3069535" table:style-name="ce6">
            <text:p>3.069.535</text:p>
          </table:table-cell>
          <table:table-cell office:value-type="float" office:value="2656416" table:style-name="ce6">
            <text:p>2.656.416</text:p>
          </table:table-cell>
          <table:table-cell office:value-type="percentage" office:value="0.86541316518625788" table:style-name="ce7">
            <text:p>86,5%</text:p>
          </table:table-cell>
          <table:table-cell office:value-type="float" office:value="1911547" table:style-name="ce5">
            <text:p>1.911.547</text:p>
          </table:table-cell>
          <table:table-cell office:value-type="float" office:value="767401" table:style-name="ce5">
            <text:p>767.401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424265" table:style-name="ce5">
            <text:p>424.265</text:p>
          </table:table-cell>
          <table:table-cell office:value-type="float" office:value="57700" table:style-name="ce5">
            <text:p>57.700</text:p>
          </table:table-cell>
          <table:table-cell office:value-type="float" office:value="169800" table:style-name="ce5">
            <text:p>169.800</text:p>
          </table:table-cell>
          <table:table-cell office:value-type="float" office:value="8650" table:style-name="ce5">
            <text:p>8.650</text:p>
          </table:table-cell>
          <table:table-cell office:value-type="float" office:value="660415" table:style-name="ce6">
            <text:p>660.415</text:p>
          </table:table-cell>
          <table:table-cell office:value-type="float" office:value="526801" table:style-name="ce6">
            <text:p>526.801</text:p>
          </table:table-cell>
          <table:table-cell office:value-type="percentage" office:value="0.797681760711068" table:style-name="ce7">
            <text:p>79,8%</text:p>
          </table:table-cell>
          <table:table-cell office:value-type="float" office:value="373597" table:style-name="ce5">
            <text:p>373.597</text:p>
          </table:table-cell>
          <table:table-cell office:value-type="float" office:value="153721" table:style-name="ce5">
            <text:p>153.721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20695" table:style-name="ce5">
            <text:p>220.695</text:p>
          </table:table-cell>
          <table:table-cell office:value-type="float" office:value="30200" table:style-name="ce5">
            <text:p>30.200</text:p>
          </table:table-cell>
          <table:table-cell office:value-type="float" office:value="74300" table:style-name="ce5">
            <text:p>74.300</text:p>
          </table:table-cell>
          <table:table-cell office:value-type="float" office:value="3850" table:style-name="ce5">
            <text:p>3.850</text:p>
          </table:table-cell>
          <table:table-cell office:value-type="float" office:value="329045" table:style-name="ce6">
            <text:p>329.045</text:p>
          </table:table-cell>
          <table:table-cell office:value-type="float" office:value="300977" table:style-name="ce6">
            <text:p>300.977</text:p>
          </table:table-cell>
          <table:table-cell office:value-type="percentage" office:value="0.91469859745627502" table:style-name="ce7">
            <text:p>91,5%</text:p>
          </table:table-cell>
          <table:table-cell office:value-type="float" office:value="210661" table:style-name="ce5">
            <text:p>210.661</text:p>
          </table:table-cell>
          <table:table-cell office:value-type="float" office:value="94191" table:style-name="ce5">
            <text:p>94.191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805950" table:style-name="ce5">
            <text:p>805.950</text:p>
          </table:table-cell>
          <table:table-cell office:value-type="float" office:value="107400" table:style-name="ce5">
            <text:p>107.400</text:p>
          </table:table-cell>
          <table:table-cell office:value-type="float" office:value="249500" table:style-name="ce5">
            <text:p>249.500</text:p>
          </table:table-cell>
          <table:table-cell office:value-type="float" office:value="12750" table:style-name="ce5">
            <text:p>12.750</text:p>
          </table:table-cell>
          <table:table-cell office:value-type="float" office:value="1175600" table:style-name="ce6">
            <text:p>1.175.600</text:p>
          </table:table-cell>
          <table:table-cell office:value-type="float" office:value="1039070" table:style-name="ce6">
            <text:p>1.039.070</text:p>
          </table:table-cell>
          <table:table-cell office:value-type="percentage" office:value="0.88386355903368496" table:style-name="ce7">
            <text:p>88,4%</text:p>
          </table:table-cell>
          <table:table-cell office:value-type="float" office:value="754863" table:style-name="ce5">
            <text:p>754.863</text:p>
          </table:table-cell>
          <table:table-cell office:value-type="float" office:value="296856" table:style-name="ce5">
            <text:p>296.856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17190" table:style-name="ce5">
            <text:p>17.190</text:p>
          </table:table-cell>
          <table:table-cell office:value-type="float" office:value="2600" table:style-name="ce5">
            <text:p>2.600</text:p>
          </table:table-cell>
          <table:table-cell office:value-type="float" office:value="10000" table:style-name="ce5">
            <text:p>10.000</text:p>
          </table:table-cell>
          <table:table-cell office:value-type="float" office:value="450" table:style-name="ce5">
            <text:p>450</text:p>
          </table:table-cell>
          <table:table-cell office:value-type="float" office:value="30240" table:style-name="ce6">
            <text:p>30.240</text:p>
          </table:table-cell>
          <table:table-cell office:value-type="float" office:value="26314" table:style-name="ce6">
            <text:p>26.314</text:p>
          </table:table-cell>
          <table:table-cell office:value-type="percentage" office:value="0.87017195767195765" table:style-name="ce7">
            <text:p>87,0%</text:p>
          </table:table-cell>
          <table:table-cell office:value-type="float" office:value="18530" table:style-name="ce5">
            <text:p>18.530</text:p>
          </table:table-cell>
          <table:table-cell office:value-type="float" office:value="8231" table:style-name="ce5">
            <text:p>8.231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17190" table:style-name="ce5">
            <text:p>17.190</text:p>
          </table:table-cell>
          <table:table-cell office:value-type="float" office:value="2500" table:style-name="ce5">
            <text:p>2.500</text:p>
          </table:table-cell>
          <table:table-cell office:value-type="float" office:value="10000" table:style-name="ce5">
            <text:p>10.000</text:p>
          </table:table-cell>
          <table:table-cell office:value-type="float" office:value="450" table:style-name="ce5">
            <text:p>450</text:p>
          </table:table-cell>
          <table:table-cell office:value-type="float" office:value="30140" table:style-name="ce6">
            <text:p>30.140</text:p>
          </table:table-cell>
          <table:table-cell office:value-type="float" office:value="21973" table:style-name="ce6">
            <text:p>21.973</text:p>
          </table:table-cell>
          <table:table-cell office:value-type="percentage" office:value="0.72903118779031184" table:style-name="ce7">
            <text:p>72,9%</text:p>
          </table:table-cell>
          <table:table-cell office:value-type="float" office:value="15458" table:style-name="ce5">
            <text:p>15.458</text:p>
          </table:table-cell>
          <table:table-cell office:value-type="float" office:value="6766" table:style-name="ce5">
            <text:p>6.766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3400" table:style-name="ce5">
            <text:p>3.4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91340" table:style-name="ce6">
            <text:p>91.340</text:p>
          </table:table-cell>
          <table:table-cell office:value-type="float" office:value="75974" table:style-name="ce6">
            <text:p>75.974</text:p>
          </table:table-cell>
          <table:table-cell office:value-type="percentage" office:value="0.83177140354718637" table:style-name="ce7">
            <text:p>83,2%</text:p>
          </table:table-cell>
          <table:table-cell office:value-type="float" office:value="66489" table:style-name="ce5">
            <text:p>66.489</text:p>
          </table:table-cell>
          <table:table-cell office:value-type="float" office:value="9485" table:style-name="ce5">
            <text:p>9.485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5350595" table:style-name="ce11">
            <text:p>15.350.595</text:p>
          </table:table-cell>
          <table:table-cell office:value-type="float" office:value="2087600" table:style-name="ce12">
            <text:p>2.087.600</text:p>
          </table:table-cell>
          <table:table-cell office:value-type="float" office:value="5397000" table:style-name="ce13">
            <text:p>5.397.000</text:p>
          </table:table-cell>
          <table:table-cell office:value-type="float" office:value="272400" table:style-name="ce14">
            <text:p>272.400</text:p>
          </table:table-cell>
          <table:table-cell office:value-type="float" office:value="23107595" table:style-name="ce15">
            <text:p>23.107.595</text:p>
          </table:table-cell>
          <table:table-cell office:value-type="float" office:value="20162661" table:style-name="ce15">
            <text:p>20.162.661</text:p>
          </table:table-cell>
          <table:table-cell office:value-type="percentage" office:value="0.87255558183359194" table:style-name="ce16">
            <text:p>87,3%</text:p>
          </table:table-cell>
          <table:table-cell office:value-type="float" office:value="14028954" table:style-name="ce15">
            <text:p>14.028.954</text:p>
          </table:table-cell>
          <table:table-cell office:value-type="float" office:value="6327447" table:style-name="ce15">
            <text:p>6.327.447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786" table:style-name="ce23">
            <text:p>41.786</text:p>
          </table:table-cell>
          <table:table-cell office:value-type="float" office:value="41786" table:style-name="ce23">
            <text:p>41.786</text:p>
          </table:table-cell>
          <table:table-cell office:value-type="float" office:value="40128" table:style-name="ce23">
            <text:p>40.128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5873145436212603" table:style-name="ce24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421" table:style-name="ce5">
            <text:p>18.421</text:p>
          </table:table-cell>
          <table:table-cell office:value-type="float" office:value="18421" table:style-name="ce5">
            <text:p>18.421</text:p>
          </table:table-cell>
          <table:table-cell office:value-type="float" office:value="17722" table:style-name="ce5">
            <text:p>17.722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5722826086956525" table:style-name="ce25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39" table:style-name="ce5">
            <text:p>5.439</text:p>
          </table:table-cell>
          <table:table-cell office:value-type="float" office:value="5231" table:style-name="ce5">
            <text:p>5.231</text:p>
          </table:table-cell>
          <table:table-cell office:value-type="percentage" office:value="0.98962882096069871" table:style-name="ce25">
            <text:p>99,0%</text:p>
          </table:table-cell>
          <table:table-cell office:value-type="percentage" office:value="0.94395924308588064" table:style-name="ce25">
            <text:p>94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787" table:style-name="ce5">
            <text:p>10.787</text:p>
          </table:table-cell>
          <table:table-cell office:value-type="float" office:value="10787" table:style-name="ce5">
            <text:p>10.787</text:p>
          </table:table-cell>
          <table:table-cell office:value-type="float" office:value="9786" table:style-name="ce5">
            <text:p>9.78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0222553310364095" table:style-name="ce25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182" table:style-name="ce5">
            <text:p>7.182</text:p>
          </table:table-cell>
          <table:table-cell office:value-type="float" office:value="6966" table:style-name="ce5">
            <text:p>6.966</text:p>
          </table:table-cell>
          <table:table-cell office:value-type="percentage" office:value="0.96144578313253015" table:style-name="ce25">
            <text:p>96,1%</text:p>
          </table:table-cell>
          <table:table-cell office:value-type="percentage" office:value="0.92597054886211516" table:style-name="ce25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4942" table:style-name="ce5">
            <text:p>24.942</text:p>
          </table:table-cell>
          <table:table-cell office:value-type="float" office:value="23616" table:style-name="ce5">
            <text:p>23.616</text:p>
          </table:table-cell>
          <table:table-cell office:value-type="percentage" office:value="0.97559258390049286" table:style-name="ce25">
            <text:p>97,6%</text:p>
          </table:table-cell>
          <table:table-cell office:value-type="percentage" office:value="0.91938512086364699" table:style-name="ce25">
            <text:p>91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77849" table:style-name="ce5">
            <text:p>77.849</text:p>
          </table:table-cell>
          <table:table-cell office:value-type="float" office:value="77817" table:style-name="ce5">
            <text:p>77.817</text:p>
          </table:table-cell>
          <table:table-cell office:value-type="float" office:value="64772" table:style-name="ce5">
            <text:p>64.772</text:p>
          </table:table-cell>
          <table:table-cell office:value-type="percentage" office:value="0.99958894783491115" table:style-name="ce25">
            <text:p>100,0%</text:p>
          </table:table-cell>
          <table:table-cell office:value-type="percentage" office:value="0.83202096366041955" table:style-name="ce25">
            <text:p>8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9994" table:style-name="ce5">
            <text:p>29.994</text:p>
          </table:table-cell>
          <table:table-cell office:value-type="float" office:value="29994" table:style-name="ce5">
            <text:p>29.994</text:p>
          </table:table-cell>
          <table:table-cell office:value-type="float" office:value="27918" table:style-name="ce5">
            <text:p>27.918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2978289231592681" table:style-name="ce25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4815" table:style-name="ce5">
            <text:p>14.815</text:p>
          </table:table-cell>
          <table:table-cell office:value-type="float" office:value="14657" table:style-name="ce5">
            <text:p>14.657</text:p>
          </table:table-cell>
          <table:table-cell office:value-type="float" office:value="14174" table:style-name="ce5">
            <text:p>14.174</text:p>
          </table:table-cell>
          <table:table-cell office:value-type="percentage" office:value="0.98933513331083367" table:style-name="ce25">
            <text:p>98,9%</text:p>
          </table:table-cell>
          <table:table-cell office:value-type="percentage" office:value="0.92867463549192175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431" table:style-name="ce5">
            <text:p>23.431</text:p>
          </table:table-cell>
          <table:table-cell office:value-type="float" office:value="22731" table:style-name="ce5">
            <text:p>22.731</text:p>
          </table:table-cell>
          <table:table-cell office:value-type="percentage" office:value="0.98449579831932776" table:style-name="ce25">
            <text:p>98,4%</text:p>
          </table:table-cell>
          <table:table-cell office:value-type="percentage" office:value="0.94966386554621851" table:style-name="ce25">
            <text:p>95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62" table:style-name="ce5">
            <text:p>3.362</text:p>
          </table:table-cell>
          <table:table-cell office:value-type="float" office:value="3248" table:style-name="ce5">
            <text:p>3.248</text:p>
          </table:table-cell>
          <table:table-cell office:value-type="percentage" office:value="0.991740412979351" table:style-name="ce25">
            <text:p>99,2%</text:p>
          </table:table-cell>
          <table:table-cell office:value-type="percentage" office:value="0.95634218289085549" table:style-name="ce25">
            <text:p>95,6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112" table:style-name="ce5">
            <text:p>52.112</text:p>
          </table:table-cell>
          <table:table-cell office:value-type="float" office:value="52112" table:style-name="ce5">
            <text:p>52.112</text:p>
          </table:table-cell>
          <table:table-cell office:value-type="float" office:value="49359" table:style-name="ce5">
            <text:p>49.35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4320310538614549" table:style-name="ce25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311" table:style-name="ce5">
            <text:p>11.311</text:p>
          </table:table-cell>
          <table:table-cell office:value-type="float" office:value="10877" table:style-name="ce5">
            <text:p>10.877</text:p>
          </table:table-cell>
          <table:table-cell office:value-type="percentage" office:value="0.95170382835506939" table:style-name="ce25">
            <text:p>95,2%</text:p>
          </table:table-cell>
          <table:table-cell office:value-type="percentage" office:value="0.91173748422381151" table:style-name="ce25">
            <text:p>91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43" table:style-name="ce5">
            <text:p>8.343</text:p>
          </table:table-cell>
          <table:table-cell office:value-type="float" office:value="8120" table:style-name="ce5">
            <text:p>8.120</text:p>
          </table:table-cell>
          <table:table-cell office:value-type="float" office:value="7950" table:style-name="ce5">
            <text:p>7.950</text:p>
          </table:table-cell>
          <table:table-cell office:value-type="percentage" office:value="0.97327100563346514" table:style-name="ce25">
            <text:p>97,3%</text:p>
          </table:table-cell>
          <table:table-cell office:value-type="percentage" office:value="0.95109672779575694" table:style-name="ce25">
            <text:p>95,1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5" table:style-name="ce5">
            <text:p>195</text:p>
          </table:table-cell>
          <table:table-cell office:value-type="float" office:value="192" table:style-name="ce5">
            <text:p>192</text:p>
          </table:table-cell>
          <table:table-cell office:value-type="percentage" office:value="0.98484848484848486" table:style-name="ce25">
            <text:p>98,5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25" table:style-name="ce5">
            <text:p>325</text:p>
          </table:table-cell>
          <table:table-cell office:value-type="float" office:value="318" table:style-name="ce5">
            <text:p>318</text:p>
          </table:table-cell>
          <table:table-cell office:value-type="float" office:value="310" table:style-name="ce5">
            <text:p>310</text:p>
          </table:table-cell>
          <table:table-cell office:value-type="percentage" office:value="0.97846153846153849" table:style-name="ce25">
            <text:p>97,8%</text:p>
          </table:table-cell>
          <table:table-cell office:value-type="percentage" office:value="0.91692307692307695" table:style-name="ce25">
            <text:p>91,7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5046" table:style-name="ce15">
            <text:p>415.046</text:p>
          </table:table-cell>
          <table:table-cell office:value-type="float" office:value="412302" table:style-name="ce15">
            <text:p>412.302</text:p>
          </table:table-cell>
          <table:table-cell office:value-type="float" office:value="381662" table:style-name="ce15">
            <text:p>381.662</text:p>
          </table:table-cell>
          <table:table-cell office:value-type="percentage" office:value="0.993388684627728" table:style-name="ce26">
            <text:p>99,3%</text:p>
          </table:table-cell>
          <table:table-cell office:value-type="percentage" office:value="0.91956554213267927" table:style-name="ce26">
            <text:p>92,0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751945" table:style-name="ce23">
            <text:p>1.751.945</text:p>
          </table:table-cell>
          <table:table-cell office:value-type="percentage" office:value="0.88480104482526656" table:style-name="ce28">
            <text:p>88,5%</text:p>
          </table:table-cell>
          <table:table-cell office:value-type="float" office:value="849020" table:style-name="ce23">
            <text:p>849.020</text:p>
          </table:table-cell>
          <table:table-cell office:value-type="percentage" office:value="0.42878845116573167" table:style-name="ce28">
            <text:p>42,9%</text:p>
          </table:table-cell>
          <table:table-cell office:value-type="date" office:date-value="2021-05-10T00:00:00" table:style-name="ce29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35474" table:style-name="ce5">
            <text:p>335.474</text:p>
          </table:table-cell>
          <table:table-cell office:value-type="percentage" office:value="0.89668002213140385" table:style-name="ce30">
            <text:p>89,7%</text:p>
          </table:table-cell>
          <table:table-cell office:value-type="float" office:value="166921" table:style-name="ce5">
            <text:p>166.921</text:p>
          </table:table-cell>
          <table:table-cell office:value-type="percentage" office:value="0.44615894517666366" table:style-name="ce30">
            <text:p>44,6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10745" table:style-name="ce5">
            <text:p>310.745</text:p>
          </table:table-cell>
          <table:table-cell office:value-type="percentage" office:value="0.89622383027569241" table:style-name="ce30">
            <text:p>89,6%</text:p>
          </table:table-cell>
          <table:table-cell office:value-type="float" office:value="157285" table:style-name="ce5">
            <text:p>157.285</text:p>
          </table:table-cell>
          <table:table-cell office:value-type="percentage" office:value="0.45362778208792509" table:style-name="ce30">
            <text:p>45,4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08159" table:style-name="ce5">
            <text:p>208.159</text:p>
          </table:table-cell>
          <table:table-cell office:value-type="percentage" office:value="0.84176408978967932" table:style-name="ce30">
            <text:p>84,2%</text:p>
          </table:table-cell>
          <table:table-cell office:value-type="float" office:value="90701" table:style-name="ce5">
            <text:p>90.701</text:p>
          </table:table-cell>
          <table:table-cell office:value-type="percentage" office:value="0.36678137725495269" table:style-name="ce30">
            <text:p>36,7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387561" table:style-name="ce5">
            <text:p>387.561</text:p>
          </table:table-cell>
          <table:table-cell office:value-type="percentage" office:value="0.80765599894969142" table:style-name="ce30">
            <text:p>80,8%</text:p>
          </table:table-cell>
          <table:table-cell office:value-type="float" office:value="170825" table:style-name="ce5">
            <text:p>170.825</text:p>
          </table:table-cell>
          <table:table-cell office:value-type="percentage" office:value="0.35598998872585491" table:style-name="ce30">
            <text:p>35,6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48384" table:style-name="ce5">
            <text:p>148.384</text:p>
          </table:table-cell>
          <table:table-cell office:value-type="percentage" office:value="0.86545000670737748" table:style-name="ce30">
            <text:p>86,5%</text:p>
          </table:table-cell>
          <table:table-cell office:value-type="float" office:value="70614" table:style-name="ce5">
            <text:p>70.614</text:p>
          </table:table-cell>
          <table:table-cell office:value-type="percentage" office:value="0.41185631047575721" table:style-name="ce30">
            <text:p>41,2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17381" table:style-name="ce5">
            <text:p>717.381</text:p>
          </table:table-cell>
          <table:table-cell office:value-type="percentage" office:value="0.91079576762031478" table:style-name="ce30">
            <text:p>91,1%</text:p>
          </table:table-cell>
          <table:table-cell office:value-type="float" office:value="359114" table:style-name="ce5">
            <text:p>359.114</text:p>
          </table:table-cell>
          <table:table-cell office:value-type="percentage" office:value="0.45593556463469442" table:style-name="ce30">
            <text:p>45,6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61663" table:style-name="ce5">
            <text:p>461.663</text:p>
          </table:table-cell>
          <table:table-cell office:value-type="percentage" office:value="0.9003859663493512" table:style-name="ce30">
            <text:p>90,0%</text:p>
          </table:table-cell>
          <table:table-cell office:value-type="float" office:value="207035" table:style-name="ce5">
            <text:p>207.035</text:p>
          </table:table-cell>
          <table:table-cell office:value-type="percentage" office:value="0.40378243121744201" table:style-name="ce30">
            <text:p>40,4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652729" table:style-name="ce5">
            <text:p>1.652.729</text:p>
          </table:table-cell>
          <table:table-cell office:value-type="percentage" office:value="0.86076407551383494" table:style-name="ce30">
            <text:p>86,1%</text:p>
          </table:table-cell>
          <table:table-cell office:value-type="float" office:value="776003" table:style-name="ce5">
            <text:p>776.003</text:p>
          </table:table-cell>
          <table:table-cell office:value-type="percentage" office:value="0.40415307342641316" table:style-name="ce30">
            <text:p>40,4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080424" table:style-name="ce5">
            <text:p>1.080.424</text:p>
          </table:table-cell>
          <table:table-cell office:value-type="percentage" office:value="0.8342263000908795" table:style-name="ce30">
            <text:p>83,4%</text:p>
          </table:table-cell>
          <table:table-cell office:value-type="float" office:value="537044" table:style-name="ce5">
            <text:p>537.044</text:p>
          </table:table-cell>
          <table:table-cell office:value-type="percentage" office:value="0.41466704655395131" table:style-name="ce30">
            <text:p>41,5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74050" table:style-name="ce5">
            <text:p>274.050</text:p>
          </table:table-cell>
          <table:table-cell office:value-type="percentage" office:value="0.93475635961770664" table:style-name="ce30">
            <text:p>93,5%</text:p>
          </table:table-cell>
          <table:table-cell office:value-type="float" office:value="136652" table:style-name="ce5">
            <text:p>136.652</text:p>
          </table:table-cell>
          <table:table-cell office:value-type="percentage" office:value="0.46610591517781008" table:style-name="ce30">
            <text:p>46,6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25386" table:style-name="ce5">
            <text:p>825.386</text:p>
          </table:table-cell>
          <table:table-cell office:value-type="percentage" office:value="0.94764010190690828" table:style-name="ce30">
            <text:p>94,8%</text:p>
          </table:table-cell>
          <table:table-cell office:value-type="float" office:value="393044" table:style-name="ce5">
            <text:p>393.044</text:p>
          </table:table-cell>
          <table:table-cell office:value-type="percentage" office:value="0.45126069040897093" table:style-name="ce30">
            <text:p>45,1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4368" table:style-name="ce5">
            <text:p>84.368</text:p>
          </table:table-cell>
          <table:table-cell office:value-type="percentage" office:value="0.9581828506530381" table:style-name="ce30">
            <text:p>95,8%</text:p>
          </table:table-cell>
          <table:table-cell office:value-type="float" office:value="37536" table:style-name="ce5">
            <text:p>37.536</text:p>
          </table:table-cell>
          <table:table-cell office:value-type="percentage" office:value="0.42630323679727428" table:style-name="ce30">
            <text:p>42,6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402273" table:style-name="ce5">
            <text:p>1.402.273</text:p>
          </table:table-cell>
          <table:table-cell office:value-type="percentage" office:value="0.87998124912928943" table:style-name="ce30">
            <text:p>88,0%</text:p>
          </table:table-cell>
          <table:table-cell office:value-type="float" office:value="583269" table:style-name="ce5">
            <text:p>583.269</text:p>
          </table:table-cell>
          <table:table-cell office:value-type="percentage" office:value="0.36602415021781887" table:style-name="ce30">
            <text:p>36,6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64021" table:style-name="ce5">
            <text:p>264.021</text:p>
          </table:table-cell>
          <table:table-cell office:value-type="percentage" office:value="0.82615253192481364" table:style-name="ce30">
            <text:p>82,6%</text:p>
          </table:table-cell>
          <table:table-cell office:value-type="float" office:value="108907" table:style-name="ce5">
            <text:p>108.907</text:p>
          </table:table-cell>
          <table:table-cell office:value-type="percentage" office:value="0.34078271726239834" table:style-name="ce30">
            <text:p>34,1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58865" table:style-name="ce5">
            <text:p>158.865</text:p>
          </table:table-cell>
          <table:table-cell office:value-type="percentage" office:value="0.93011205957775667" table:style-name="ce30">
            <text:p>93,0%</text:p>
          </table:table-cell>
          <table:table-cell office:value-type="float" office:value="72592" table:style-name="ce5">
            <text:p>72.592</text:p>
          </table:table-cell>
          <table:table-cell office:value-type="percentage" office:value="0.42500673294223723" table:style-name="ce30">
            <text:p>42,5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590412" table:style-name="ce5">
            <text:p>590.412</text:p>
          </table:table-cell>
          <table:table-cell office:value-type="percentage" office:value="0.90672195346694306" table:style-name="ce30">
            <text:p>90,7%</text:p>
          </table:table-cell>
          <table:table-cell office:value-type="float" office:value="228819" table:style-name="ce5">
            <text:p>228.819</text:p>
          </table:table-cell>
          <table:table-cell office:value-type="percentage" office:value="0.35140750979037089" table:style-name="ce30">
            <text:p>35,1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1484" table:style-name="ce5">
            <text:p>11.484</text:p>
          </table:table-cell>
          <table:table-cell office:value-type="percentage" office:value="0.77699594046008114" table:style-name="ce30">
            <text:p>77,7%</text:p>
          </table:table-cell>
          <table:table-cell office:value-type="float" office:value="6588" table:style-name="ce5">
            <text:p>6.588</text:p>
          </table:table-cell>
          <table:table-cell office:value-type="percentage" office:value="0.44573748308525035" table:style-name="ce30">
            <text:p>44,6%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9814" table:style-name="ce5">
            <text:p>9.814</text:p>
          </table:table-cell>
          <table:table-cell office:value-type="percentage" office:value="0.70482619936799773" table:style-name="ce30">
            <text:p>70,5%</text:p>
          </table:table-cell>
          <table:table-cell office:value-type="float" office:value="5215" table:style-name="ce5">
            <text:p>5.215</text:p>
          </table:table-cell>
          <table:table-cell office:value-type="percentage" office:value="0.37453318012065501" table:style-name="ce30">
            <text:p>37,5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186" table:style-name="ce5">
            <text:p>3.186</text:p>
          </table:table-cell>
          <table:table-cell office:value-type="string" table:style-name="ce30">
            <text:p>-</text:p>
          </table:table-cell>
          <table:table-cell office:value-type="float" office:value="624" table:style-name="ce5">
            <text:p>624</text:p>
          </table:table-cell>
          <table:table-cell office:value-type="string" table:style-name="ce30">
            <text:p>-</text:p>
          </table:table-cell>
          <table:table-cell office:value-type="date" office:date-value="2021-05-10T00:00:00" table:style-name="ce8">
            <text:p>10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0678324" table:style-name="ce15">
            <text:p>10.678.324</text:p>
          </table:table-cell>
          <table:table-cell office:value-type="percentage" office:value="0.88024693647831953" table:style-name="ce16">
            <text:p>88,0%</text:p>
          </table:table-cell>
          <table:table-cell office:value-type="float" office:value="4957808" table:style-name="ce15">
            <text:p>4.957.808</text:p>
          </table:table-cell>
          <table:table-cell office:value-type="percentage" office:value="0.40868729059426406" table:style-name="ce16">
            <text:p>40,9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2"/>
        <table:table-column table:style-name="co7" table:number-columns-repeated="2" table:default-cell-style-name="ce21"/>
        <table:table-column table:style-name="co7" table:default-cell-style-name="ce53"/>
        <table:table-column table:style-name="co7" table:default-cell-style-name="ce48"/>
        <table:table-column table:style-name="co3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7064" table:style-name="ce40">
            <text:p>427.064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" table:style-name="ce41">
            <text:p>100,0%</text:p>
          </table:table-cell>
          <table:table-cell office:value-type="float" office:value="618253" table:style-name="ce40">
            <text:p>618.253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95060126295202352" table:style-name="ce41">
            <text:p>95,1%</text:p>
          </table:table-cell>
          <table:table-cell office:value-type="float" office:value="706628" table:style-name="ce40">
            <text:p>706.628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0.77130416843585148" table:style-name="ce41">
            <text:p>77,1%</text:p>
          </table:table-cell>
          <table:table-cell office:value-type="float" office:value="211062" table:style-name="ce40">
            <text:p>211.062</text:p>
          </table:table-cell>
          <table:table-cell office:value-type="float" office:value="1265021" table:style-name="ce40">
            <text:p>1.265.021</text:p>
          </table:table-cell>
          <table:table-cell office:value-type="float" office:value="0.16684466107677265" table:style-name="ce40">
            <text:p>0</text:p>
          </table:table-cell>
          <table:table-cell office:value-type="float" office:value="348553" table:style-name="ce40">
            <text:p>348.553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0.11582215744699657" table:style-name="ce41">
            <text:p>11,6%</text:p>
          </table:table-cell>
          <table:table-cell office:value-type="float" office:value="32139" table:style-name="ce40">
            <text:p>32.139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5.1352888729815319E-2" table:style-name="ce41">
            <text:p>5,1%</text:p>
          </table:table-cell>
          <table:table-cell office:value-type="float" office:value="409" table:style-name="ce40">
            <text:p>409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2.2482286267115946E-3" table:style-name="ce41">
            <text:p>0,2%</text:p>
          </table:table-cell>
          <table:table-cell office:value-type="float" office:value="2344108" table:style-name="ce40">
            <text:p>2.344.108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33192258573905942" table:style-name="ce41">
            <text:p>33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9650" table:style-name="ce43">
            <text:p>99.650</text:p>
          </table:table-cell>
          <table:table-cell office:value-type="float" office:value="98807" table:style-name="ce43">
            <text:p>98.807</text:p>
          </table:table-cell>
          <table:table-cell office:value-type="percentage" office:value="1" table:style-name="ce44">
            <text:p>100,0%</text:p>
          </table:table-cell>
          <table:table-cell office:value-type="float" office:value="112102" table:style-name="ce43">
            <text:p>112.102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94238997940397629" table:style-name="ce44">
            <text:p>94,2%</text:p>
          </table:table-cell>
          <table:table-cell office:value-type="float" office:value="123722" table:style-name="ce43">
            <text:p>123.722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79122832822782296" table:style-name="ce44">
            <text:p>79,1%</text:p>
          </table:table-cell>
          <table:table-cell office:value-type="float" office:value="36976" table:style-name="ce43">
            <text:p>36.976</text:p>
          </table:table-cell>
          <table:table-cell office:value-type="float" office:value="198266" table:style-name="ce43">
            <text:p>198.266</text:p>
          </table:table-cell>
          <table:table-cell office:value-type="float" office:value="0.18649692836895887" table:style-name="ce43">
            <text:p>0</text:p>
          </table:table-cell>
          <table:table-cell office:value-type="float" office:value="54849" table:style-name="ce43">
            <text:p>54.849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0.12295693850695946" table:style-name="ce44">
            <text:p>12,3%</text:p>
          </table:table-cell>
          <table:table-cell office:value-type="float" office:value="6151" table:style-name="ce43">
            <text:p>6.151</text:p>
          </table:table-cell>
          <table:table-cell office:value-type="float" office:value="89180" table:style-name="ce43">
            <text:p>89.180</text:p>
          </table:table-cell>
          <table:table-cell office:value-type="percentage" office:value="6.8972863870823048E-2" table:style-name="ce44">
            <text:p>6,9%</text:p>
          </table:table-cell>
          <table:table-cell office:value-type="float" office:value="41" table:style-name="ce43">
            <text:p>41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6330757587827611E-3" table:style-name="ce44">
            <text:p>0,2%</text:p>
          </table:table-cell>
          <table:table-cell office:value-type="float" office:value="433491" table:style-name="ce43">
            <text:p>433.491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38268430140788373" table:style-name="ce44">
            <text:p>38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7442" table:style-name="ce43">
            <text:p>87.442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9562771844328557" table:style-name="ce44">
            <text:p>99,6%</text:p>
          </table:table-cell>
          <table:table-cell office:value-type="float" office:value="108039" table:style-name="ce43">
            <text:p>108.039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98892438374721969" table:style-name="ce44">
            <text:p>98,9%</text:p>
          </table:table-cell>
          <table:table-cell office:value-type="float" office:value="115264" table:style-name="ce43">
            <text:p>115.264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0.77021356213081016" table:style-name="ce44">
            <text:p>77,0%</text:p>
          </table:table-cell>
          <table:table-cell office:value-type="float" office:value="34501" table:style-name="ce43">
            <text:p>34.501</text:p>
          </table:table-cell>
          <table:table-cell office:value-type="float" office:value="162645" table:style-name="ce43">
            <text:p>162.645</text:p>
          </table:table-cell>
          <table:table-cell office:value-type="float" office:value="0.2121245657720803" table:style-name="ce43">
            <text:p>0</text:p>
          </table:table-cell>
          <table:table-cell office:value-type="float" office:value="43217" table:style-name="ce43">
            <text:p>43.217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0.13417470001086637" table:style-name="ce44">
            <text:p>13,4%</text:p>
          </table:table-cell>
          <table:table-cell office:value-type="float" office:value="4330" table:style-name="ce43">
            <text:p>4.330</text:p>
          </table:table-cell>
          <table:table-cell office:value-type="float" office:value="54179" table:style-name="ce43">
            <text:p>54.179</text:p>
          </table:table-cell>
          <table:table-cell office:value-type="percentage" office:value="7.9920264309049638E-2" table:style-name="ce44">
            <text:p>8,0%</text:p>
          </table:table-cell>
          <table:table-cell office:value-type="float" office:value="38" table:style-name="ce43">
            <text:p>38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4416886204459295E-3" table:style-name="ce44">
            <text:p>0,2%</text:p>
          </table:table-cell>
          <table:table-cell office:value-type="float" office:value="392831" table:style-name="ce43">
            <text:p>392.831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43589333883705111" table:style-name="ce44">
            <text:p>43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9788" table:style-name="ce43">
            <text:p>49.788</text:p>
          </table:table-cell>
          <table:table-cell office:value-type="float" office:value="49542" table:style-name="ce43">
            <text:p>49.542</text:p>
          </table:table-cell>
          <table:table-cell office:value-type="percentage" office:value="1" table:style-name="ce44">
            <text:p>100,0%</text:p>
          </table:table-cell>
          <table:table-cell office:value-type="float" office:value="73204" table:style-name="ce43">
            <text:p>73.204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90918575190024342" table:style-name="ce44">
            <text:p>90,9%</text:p>
          </table:table-cell>
          <table:table-cell office:value-type="float" office:value="85167" table:style-name="ce43">
            <text:p>85.167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0.72648872738439496" table:style-name="ce44">
            <text:p>72,6%</text:p>
          </table:table-cell>
          <table:table-cell office:value-type="float" office:value="31886" table:style-name="ce43">
            <text:p>31.886</text:p>
          </table:table-cell>
          <table:table-cell office:value-type="float" office:value="165797" table:style-name="ce43">
            <text:p>165.797</text:p>
          </table:table-cell>
          <table:table-cell office:value-type="float" office:value="0.19231952327243557" table:style-name="ce43">
            <text:p>0</text:p>
          </table:table-cell>
          <table:table-cell office:value-type="float" office:value="45286" table:style-name="ce43">
            <text:p>45.286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9.7587780732414767E-2" table:style-name="ce44">
            <text:p>9,8%</text:p>
          </table:table-cell>
          <table:table-cell office:value-type="float" office:value="3910" table:style-name="ce43">
            <text:p>3.910</text:p>
          </table:table-cell>
          <table:table-cell office:value-type="float" office:value="85839" table:style-name="ce43">
            <text:p>85.839</text:p>
          </table:table-cell>
          <table:table-cell office:value-type="percentage" office:value="4.5550390847982854E-2" table:style-name="ce44">
            <text:p>4,6%</text:p>
          </table:table-cell>
          <table:table-cell office:value-type="float" office:value="37" table:style-name="ce43">
            <text:p>37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5879828326180257E-3" table:style-name="ce44">
            <text:p>0,2%</text:p>
          </table:table-cell>
          <table:table-cell office:value-type="float" office:value="289278" table:style-name="ce43">
            <text:p>289.278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29330240226142906" table:style-name="ce44">
            <text:p>29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8769" table:style-name="ce43">
            <text:p>88.769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98374263043574628" table:style-name="ce44">
            <text:p>98,4%</text:p>
          </table:table-cell>
          <table:table-cell office:value-type="float" office:value="135503" table:style-name="ce43">
            <text:p>135.503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87686613042043349" table:style-name="ce44">
            <text:p>87,7%</text:p>
          </table:table-cell>
          <table:table-cell office:value-type="float" office:value="163289" table:style-name="ce43">
            <text:p>163.289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0.69457488983036431" table:style-name="ce44">
            <text:p>69,5%</text:p>
          </table:table-cell>
          <table:table-cell office:value-type="float" office:value="41236" table:style-name="ce43">
            <text:p>41.236</text:p>
          </table:table-cell>
          <table:table-cell office:value-type="float" office:value="350512" table:style-name="ce43">
            <text:p>350.512</text:p>
          </table:table-cell>
          <table:table-cell office:value-type="float" office:value="0.11764504496279728" table:style-name="ce43">
            <text:p>0</text:p>
          </table:table-cell>
          <table:table-cell office:value-type="float" office:value="73716" table:style-name="ce43">
            <text:p>73.716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8.8557215125701125E-2" table:style-name="ce44">
            <text:p>8,9%</text:p>
          </table:table-cell>
          <table:table-cell office:value-type="float" office:value="6341" table:style-name="ce43">
            <text:p>6.341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3.8688460576330547E-2" table:style-name="ce44">
            <text:p>3,9%</text:p>
          </table:table-cell>
          <table:table-cell office:value-type="float" office:value="65" table:style-name="ce43">
            <text:p>65</text:p>
          </table:table-cell>
          <table:table-cell office:value-type="float" office:value="44352" table:style-name="ce43">
            <text:p>44.352</text:p>
          </table:table-cell>
          <table:table-cell office:value-type="percentage" office:value="1.4655483405483405E-3" table:style-name="ce44">
            <text:p>0,1%</text:p>
          </table:table-cell>
          <table:table-cell office:value-type="float" office:value="508919" table:style-name="ce43">
            <text:p>508.919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27199894389890505" table:style-name="ce44">
            <text:p>27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647" table:style-name="ce43">
            <text:p>41.647</text:p>
          </table:table-cell>
          <table:table-cell office:value-type="float" office:value="41042" table:style-name="ce43">
            <text:p>41.042</text:p>
          </table:table-cell>
          <table:table-cell office:value-type="percentage" office:value="1" table:style-name="ce44">
            <text:p>100,0%</text:p>
          </table:table-cell>
          <table:table-cell office:value-type="float" office:value="53821" table:style-name="ce43">
            <text:p>53.821</text:p>
          </table:table-cell>
          <table:table-cell office:value-type="float" office:value="53066" table:style-name="ce43">
            <text:p>53.066</text:p>
          </table:table-cell>
          <table:table-cell office:value-type="percentage" office:value="1" table:style-name="ce44">
            <text:p>100,0%</text:p>
          </table:table-cell>
          <table:table-cell office:value-type="float" office:value="52916" table:style-name="ce43">
            <text:p>52.916</text:p>
          </table:table-cell>
          <table:table-cell office:value-type="float" office:value="77345" table:style-name="ce43">
            <text:p>77.345</text:p>
          </table:table-cell>
          <table:table-cell office:value-type="percentage" office:value="0.68415540758937232" table:style-name="ce44">
            <text:p>68,4%</text:p>
          </table:table-cell>
          <table:table-cell office:value-type="float" office:value="12224" table:style-name="ce43">
            <text:p>12.224</text:p>
          </table:table-cell>
          <table:table-cell office:value-type="float" office:value="89964" table:style-name="ce43">
            <text:p>89.964</text:p>
          </table:table-cell>
          <table:table-cell office:value-type="float" office:value="0.13587657285136276" table:style-name="ce43">
            <text:p>0</text:p>
          </table:table-cell>
          <table:table-cell office:value-type="float" office:value="23553" table:style-name="ce43">
            <text:p>23.553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0.12125658331660154" table:style-name="ce44">
            <text:p>12,1%</text:p>
          </table:table-cell>
          <table:table-cell office:value-type="float" office:value="1642" table:style-name="ce43">
            <text:p>1.642</text:p>
          </table:table-cell>
          <table:table-cell office:value-type="float" office:value="34935" table:style-name="ce43">
            <text:p>34.935</text:p>
          </table:table-cell>
          <table:table-cell office:value-type="percentage" office:value="4.7001574352368687E-2" table:style-name="ce44">
            <text:p>4,7%</text:p>
          </table:table-cell>
          <table:table-cell office:value-type="float" office:value="7" table:style-name="ce43">
            <text:p>7</text:p>
          </table:table-cell>
          <table:table-cell office:value-type="float" office:value="10791" table:style-name="ce43">
            <text:p>10.791</text:p>
          </table:table-cell>
          <table:table-cell office:value-type="percentage" office:value="6.4868872208321746E-4" table:style-name="ce44">
            <text:p>0,1%</text:p>
          </table:table-cell>
          <table:table-cell office:value-type="float" office:value="185810" table:style-name="ce43">
            <text:p>185.810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37059419526749954" table:style-name="ce44">
            <text:p>37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7018" table:style-name="ce43">
            <text:p>227.018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1" table:style-name="ce44">
            <text:p>100,0%</text:p>
          </table:table-cell>
          <table:table-cell office:value-type="float" office:value="242833" table:style-name="ce43">
            <text:p>242.833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98949920541135239" table:style-name="ce44">
            <text:p>98,9%</text:p>
          </table:table-cell>
          <table:table-cell office:value-type="float" office:value="247530" table:style-name="ce43">
            <text:p>247.530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77699128933532136" table:style-name="ce44">
            <text:p>77,7%</text:p>
          </table:table-cell>
          <table:table-cell office:value-type="float" office:value="59246" table:style-name="ce43">
            <text:p>59.246</text:p>
          </table:table-cell>
          <table:table-cell office:value-type="float" office:value="381175" table:style-name="ce43">
            <text:p>381.175</text:p>
          </table:table-cell>
          <table:table-cell office:value-type="float" office:value="0.15542992064012592" table:style-name="ce43">
            <text:p>0</text:p>
          </table:table-cell>
          <table:table-cell office:value-type="float" office:value="91991" table:style-name="ce43">
            <text:p>91.991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0.1244888016780567" table:style-name="ce44">
            <text:p>12,4%</text:p>
          </table:table-cell>
          <table:table-cell office:value-type="float" office:value="8189" table:style-name="ce43">
            <text:p>8.189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5.6701887524061433E-2" table:style-name="ce44">
            <text:p>5,7%</text:p>
          </table:table-cell>
          <table:table-cell office:value-type="float" office:value="105" table:style-name="ce43">
            <text:p>105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5808671713695801E-3" table:style-name="ce44">
            <text:p>0,3%</text:p>
          </table:table-cell>
          <table:table-cell office:value-type="float" office:value="876912" table:style-name="ce43">
            <text:p>876.912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41899914614981415" table:style-name="ce44">
            <text:p>41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6098" table:style-name="ce43">
            <text:p>136.098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1" table:style-name="ce44">
            <text:p>100,0%</text:p>
          </table:table-cell>
          <table:table-cell office:value-type="float" office:value="151377" table:style-name="ce43">
            <text:p>151.377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95145222217333647" table:style-name="ce44">
            <text:p>95,1%</text:p>
          </table:table-cell>
          <table:table-cell office:value-type="float" office:value="174188" table:style-name="ce43">
            <text:p>174.188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0.79740345351669073" table:style-name="ce44">
            <text:p>79,7%</text:p>
          </table:table-cell>
          <table:table-cell office:value-type="float" office:value="55797" table:style-name="ce43">
            <text:p>55.797</text:p>
          </table:table-cell>
          <table:table-cell office:value-type="float" office:value="307478" table:style-name="ce43">
            <text:p>307.478</text:p>
          </table:table-cell>
          <table:table-cell office:value-type="float" office:value="0.18146664151581576" table:style-name="ce43">
            <text:p>0</text:p>
          </table:table-cell>
          <table:table-cell office:value-type="float" office:value="78336" table:style-name="ce43">
            <text:p>78.336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0.11066516920599266" table:style-name="ce44">
            <text:p>11,1%</text:p>
          </table:table-cell>
          <table:table-cell office:value-type="float" office:value="6540" table:style-name="ce43">
            <text:p>6.540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4.3740552976899105E-2" table:style-name="ce44">
            <text:p>4,4%</text:p>
          </table:table-cell>
          <table:table-cell office:value-type="float" office:value="106" table:style-name="ce43">
            <text:p>106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5021244452837314E-3" table:style-name="ce44">
            <text:p>0,3%</text:p>
          </table:table-cell>
          <table:table-cell office:value-type="float" office:value="602442" table:style-name="ce43">
            <text:p>602.442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35026430785760632" table:style-name="ce44">
            <text:p>35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49337" table:style-name="ce43">
            <text:p>449.337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1" table:style-name="ce44">
            <text:p>100,0%</text:p>
          </table:table-cell>
          <table:table-cell office:value-type="float" office:value="564365" table:style-name="ce43">
            <text:p>564.365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88835527599906816" table:style-name="ce44">
            <text:p>88,8%</text:p>
          </table:table-cell>
          <table:table-cell office:value-type="float" office:value="639027" table:style-name="ce43">
            <text:p>639.027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0.76294079161015493" table:style-name="ce44">
            <text:p>76,3%</text:p>
          </table:table-cell>
          <table:table-cell office:value-type="float" office:value="170389" table:style-name="ce43">
            <text:p>170.389</text:p>
          </table:table-cell>
          <table:table-cell office:value-type="float" office:value="1091780" table:style-name="ce43">
            <text:p>1.091.780</text:p>
          </table:table-cell>
          <table:table-cell office:value-type="float" office:value="0.15606532451592811" table:style-name="ce43">
            <text:p>0</text:p>
          </table:table-cell>
          <table:table-cell office:value-type="float" office:value="322597" table:style-name="ce43">
            <text:p>322.597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0.11506420613876459" table:style-name="ce44">
            <text:p>11,5%</text:p>
          </table:table-cell>
          <table:table-cell office:value-type="float" office:value="41242" table:style-name="ce43">
            <text:p>41.242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7.4134125209413357E-2" table:style-name="ce44">
            <text:p>7,4%</text:p>
          </table:table-cell>
          <table:table-cell office:value-type="float" office:value="472" table:style-name="ce43">
            <text:p>472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2.9525096331882101E-3" table:style-name="ce44">
            <text:p>0,3%</text:p>
          </table:table-cell>
          <table:table-cell office:value-type="float" office:value="2187429" table:style-name="ce43">
            <text:p>2.187.429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33489643823972415" table:style-name="ce44">
            <text:p>33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91158" table:style-name="ce43">
            <text:p>291.158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" table:style-name="ce44">
            <text:p>100,0%</text:p>
          </table:table-cell>
          <table:table-cell office:value-type="float" office:value="399265" table:style-name="ce43">
            <text:p>399.265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9118512225312998" table:style-name="ce44">
            <text:p>91,2%</text:p>
          </table:table-cell>
          <table:table-cell office:value-type="float" office:value="390001" table:style-name="ce43">
            <text:p>390.001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0.6715725778677798" table:style-name="ce44">
            <text:p>67,2%</text:p>
          </table:table-cell>
          <table:table-cell office:value-type="float" office:value="99435" table:style-name="ce43">
            <text:p>99.435</text:p>
          </table:table-cell>
          <table:table-cell office:value-type="float" office:value="752334" table:style-name="ce43">
            <text:p>752.334</text:p>
          </table:table-cell>
          <table:table-cell office:value-type="float" office:value="0.13216869103350373" table:style-name="ce43">
            <text:p>0</text:p>
          </table:table-cell>
          <table:table-cell office:value-type="float" office:value="208140" table:style-name="ce43">
            <text:p>208.140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0.11786177204896807" table:style-name="ce44">
            <text:p>11,8%</text:p>
          </table:table-cell>
          <table:table-cell office:value-type="float" office:value="18258" table:style-name="ce43">
            <text:p>18.258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5.1746713752076047E-2" table:style-name="ce44">
            <text:p>5,2%</text:p>
          </table:table-cell>
          <table:table-cell office:value-type="float" office:value="153" table:style-name="ce43">
            <text:p>153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4847305650709857E-3" table:style-name="ce44">
            <text:p>0,1%</text:p>
          </table:table-cell>
          <table:table-cell office:value-type="float" office:value="1406410" table:style-name="ce43">
            <text:p>1.406.410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3294236415528991" table:style-name="ce44">
            <text:p>32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7586" table:style-name="ce43">
            <text:p>77.586</text:p>
          </table:table-cell>
          <table:table-cell office:value-type="float" office:value="76005" table:style-name="ce43">
            <text:p>76.005</text:p>
          </table:table-cell>
          <table:table-cell office:value-type="percentage" office:value="1" table:style-name="ce44">
            <text:p>100,0%</text:p>
          </table:table-cell>
          <table:table-cell office:value-type="float" office:value="93589" table:style-name="ce43">
            <text:p>93.589</text:p>
          </table:table-cell>
          <table:table-cell office:value-type="float" office:value="91876" table:style-name="ce43">
            <text:p>91.876</text:p>
          </table:table-cell>
          <table:table-cell office:value-type="percentage" office:value="1" table:style-name="ce44">
            <text:p>100,0%</text:p>
          </table:table-cell>
          <table:table-cell office:value-type="float" office:value="102875" table:style-name="ce43">
            <text:p>102.875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0.82104918713137587" table:style-name="ce44">
            <text:p>82,1%</text:p>
          </table:table-cell>
          <table:table-cell office:value-type="float" office:value="25367" table:style-name="ce43">
            <text:p>25.367</text:p>
          </table:table-cell>
          <table:table-cell office:value-type="float" office:value="169216" table:style-name="ce43">
            <text:p>169.216</text:p>
          </table:table-cell>
          <table:table-cell office:value-type="float" office:value="0.14990899205748864" table:style-name="ce43">
            <text:p>0</text:p>
          </table:table-cell>
          <table:table-cell office:value-type="float" office:value="44561" table:style-name="ce43">
            <text:p>44.561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0.12667364076207152" table:style-name="ce44">
            <text:p>12,7%</text:p>
          </table:table-cell>
          <table:table-cell office:value-type="float" office:value="2415" table:style-name="ce43">
            <text:p>2.415</text:p>
          </table:table-cell>
          <table:table-cell office:value-type="float" office:value="76088" table:style-name="ce43">
            <text:p>76.088</text:p>
          </table:table-cell>
          <table:table-cell office:value-type="percentage" office:value="3.1739564714541056E-2" table:style-name="ce44">
            <text:p>3,2%</text:p>
          </table:table-cell>
          <table:table-cell office:value-type="float" office:value="65" table:style-name="ce43">
            <text:p>65</text:p>
          </table:table-cell>
          <table:table-cell office:value-type="float" office:value="20953" table:style-name="ce43">
            <text:p>20.953</text:p>
          </table:table-cell>
          <table:table-cell office:value-type="percentage" office:value="3.1021810719228751E-3" table:style-name="ce44">
            <text:p>0,3%</text:p>
          </table:table-cell>
          <table:table-cell office:value-type="float" office:value="346458" table:style-name="ce43">
            <text:p>346.458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38021626118152396" table:style-name="ce44">
            <text:p>38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7585" table:style-name="ce43">
            <text:p>237.585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1" table:style-name="ce44">
            <text:p>100,0%</text:p>
          </table:table-cell>
          <table:table-cell office:value-type="float" office:value="277875" table:style-name="ce43">
            <text:p>277.875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9589766774111167" table:style-name="ce44">
            <text:p>95,9%</text:p>
          </table:table-cell>
          <table:table-cell office:value-type="float" office:value="309926" table:style-name="ce43">
            <text:p>309.926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0.89334643887619014" table:style-name="ce44">
            <text:p>89,3%</text:p>
          </table:table-cell>
          <table:table-cell office:value-type="float" office:value="67508" table:style-name="ce43">
            <text:p>67.508</text:p>
          </table:table-cell>
          <table:table-cell office:value-type="float" office:value="405889" table:style-name="ce43">
            <text:p>405.889</text:p>
          </table:table-cell>
          <table:table-cell office:value-type="float" office:value="0.16632133415786091" table:style-name="ce43">
            <text:p>0</text:p>
          </table:table-cell>
          <table:table-cell office:value-type="float" office:value="98905" table:style-name="ce43">
            <text:p>98.905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0.11125371764356516" table:style-name="ce44">
            <text:p>11,1%</text:p>
          </table:table-cell>
          <table:table-cell office:value-type="float" office:value="5310" table:style-name="ce43">
            <text:p>5.310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3.4763822056368458E-2" table:style-name="ce44">
            <text:p>3,5%</text:p>
          </table:table-cell>
          <table:table-cell office:value-type="float" office:value="41" table:style-name="ce43">
            <text:p>41</text:p>
          </table:table-cell>
          <table:table-cell office:value-type="float" office:value="44014" table:style-name="ce43">
            <text:p>44.014</text:p>
          </table:table-cell>
          <table:table-cell office:value-type="percentage" office:value="9.3152178852183392E-4" table:style-name="ce44">
            <text:p>0,1%</text:p>
          </table:table-cell>
          <table:table-cell office:value-type="float" office:value="997150" table:style-name="ce43">
            <text:p>997.150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42204852785630331" table:style-name="ce44">
            <text:p>42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3123" table:style-name="ce43">
            <text:p>23.123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" table:style-name="ce44">
            <text:p>100,0%</text:p>
          </table:table-cell>
          <table:table-cell office:value-type="float" office:value="27990" table:style-name="ce43">
            <text:p>27.990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99519999999999997" table:style-name="ce44">
            <text:p>99,5%</text:p>
          </table:table-cell>
          <table:table-cell office:value-type="float" office:value="33255" table:style-name="ce43">
            <text:p>33.255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88167453205366142" table:style-name="ce44">
            <text:p>88,2%</text:p>
          </table:table-cell>
          <table:table-cell office:value-type="float" office:value="7141" table:style-name="ce43">
            <text:p>7.141</text:p>
          </table:table-cell>
          <table:table-cell office:value-type="float" office:value="47664" table:style-name="ce43">
            <text:p>47.664</text:p>
          </table:table-cell>
          <table:table-cell office:value-type="float" office:value="0.14981957032561263" table:style-name="ce43">
            <text:p>0</text:p>
          </table:table-cell>
          <table:table-cell office:value-type="float" office:value="13692" table:style-name="ce43">
            <text:p>13.692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0.12722778717314948" table:style-name="ce44">
            <text:p>12,7%</text:p>
          </table:table-cell>
          <table:table-cell office:value-type="float" office:value="1360" table:style-name="ce43">
            <text:p>1.360</text:p>
          </table:table-cell>
          <table:table-cell office:value-type="float" office:value="21170" table:style-name="ce43">
            <text:p>21.170</text:p>
          </table:table-cell>
          <table:table-cell office:value-type="percentage" office:value="6.4241851676901274E-2" table:style-name="ce44">
            <text:p>6,4%</text:p>
          </table:table-cell>
          <table:table-cell office:value-type="float" office:value="10" table:style-name="ce43">
            <text:p>10</text:p>
          </table:table-cell>
          <table:table-cell office:value-type="float" office:value="6286" table:style-name="ce43">
            <text:p>6.286</text:p>
          </table:table-cell>
          <table:table-cell office:value-type="percentage" office:value="1.590836780146357E-3" table:style-name="ce44">
            <text:p>0,2%</text:p>
          </table:table-cell>
          <table:table-cell office:value-type="float" office:value="106571" table:style-name="ce43">
            <text:p>106.571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39355879876508559" table:style-name="ce44">
            <text:p>39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4696" table:style-name="ce43">
            <text:p>364.696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1" table:style-name="ce44">
            <text:p>100,0%</text:p>
          </table:table-cell>
          <table:table-cell office:value-type="float" office:value="472674" table:style-name="ce43">
            <text:p>472.674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89848141255814218" table:style-name="ce44">
            <text:p>89,8%</text:p>
          </table:table-cell>
          <table:table-cell office:value-type="float" office:value="564903" table:style-name="ce43">
            <text:p>564.903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0.80319142129576315" table:style-name="ce44">
            <text:p>80,3%</text:p>
          </table:table-cell>
          <table:table-cell office:value-type="float" office:value="192673" table:style-name="ce43">
            <text:p>192.673</text:p>
          </table:table-cell>
          <table:table-cell office:value-type="float" office:value="972783" table:style-name="ce43">
            <text:p>972.783</text:p>
          </table:table-cell>
          <table:table-cell office:value-type="float" office:value="0.19806369971514717" table:style-name="ce43">
            <text:p>0</text:p>
          </table:table-cell>
          <table:table-cell office:value-type="float" office:value="289843" table:style-name="ce43">
            <text:p>289.843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0.11530362961598609" table:style-name="ce44">
            <text:p>11,5%</text:p>
          </table:table-cell>
          <table:table-cell office:value-type="float" office:value="26446" table:style-name="ce43">
            <text:p>26.446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5.5128451000175105E-2" table:style-name="ce44">
            <text:p>5,5%</text:p>
          </table:table-cell>
          <table:table-cell office:value-type="float" office:value="312" table:style-name="ce43">
            <text:p>312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2.2964647691390465E-3" table:style-name="ce44">
            <text:p>0,2%</text:p>
          </table:table-cell>
          <table:table-cell office:value-type="float" office:value="1911547" table:style-name="ce43">
            <text:p>1.911.547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33561684121298058" table:style-name="ce44">
            <text:p>33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2282" table:style-name="ce43">
            <text:p>72.282</text:p>
          </table:table-cell>
          <table:table-cell office:value-type="float" office:value="69771" table:style-name="ce43">
            <text:p>69.771</text:p>
          </table:table-cell>
          <table:table-cell office:value-type="percentage" office:value="1" table:style-name="ce44">
            <text:p>100,0%</text:p>
          </table:table-cell>
          <table:table-cell office:value-type="float" office:value="92499" table:style-name="ce43">
            <text:p>92.499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89893001875625611" table:style-name="ce44">
            <text:p>89,9%</text:p>
          </table:table-cell>
          <table:table-cell office:value-type="float" office:value="99240" table:style-name="ce43">
            <text:p>99.240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0.67552022000013612" table:style-name="ce44">
            <text:p>67,6%</text:p>
          </table:table-cell>
          <table:table-cell office:value-type="float" office:value="41346" table:style-name="ce43">
            <text:p>41.346</text:p>
          </table:table-cell>
          <table:table-cell office:value-type="float" office:value="213256" table:style-name="ce43">
            <text:p>213.256</text:p>
          </table:table-cell>
          <table:table-cell office:value-type="float" office:value="0.19387965637543608" table:style-name="ce43">
            <text:p>0</text:p>
          </table:table-cell>
          <table:table-cell office:value-type="float" office:value="60872" table:style-name="ce43">
            <text:p>60.872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0.11042239213445439" table:style-name="ce44">
            <text:p>11,0%</text:p>
          </table:table-cell>
          <table:table-cell office:value-type="float" office:value="7234" table:style-name="ce43">
            <text:p>7.234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6.096050291993562E-2" table:style-name="ce44">
            <text:p>6,1%</text:p>
          </table:table-cell>
          <table:table-cell office:value-type="float" office:value="124" table:style-name="ce43">
            <text:p>124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5722516708919104E-3" table:style-name="ce44">
            <text:p>0,4%</text:p>
          </table:table-cell>
          <table:table-cell office:value-type="float" office:value="373597" table:style-name="ce43">
            <text:p>373.597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30190168883673985" table:style-name="ce44">
            <text:p>30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1898" table:style-name="ce43">
            <text:p>41.898</text:p>
          </table:table-cell>
          <table:table-cell office:value-type="float" office:value="41166" table:style-name="ce43">
            <text:p>41.166</text:p>
          </table:table-cell>
          <table:table-cell office:value-type="percentage" office:value="1" table:style-name="ce44">
            <text:p>100,0%</text:p>
          </table:table-cell>
          <table:table-cell office:value-type="float" office:value="54348" table:style-name="ce43">
            <text:p>54.348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9741181531402352" table:style-name="ce44">
            <text:p>97,4%</text:p>
          </table:table-cell>
          <table:table-cell office:value-type="float" office:value="62619" table:style-name="ce43">
            <text:p>62.619</text:p>
          </table:table-cell>
          <table:table-cell office:value-type="float" office:value="73844" table:style-name="ce43">
            <text:p>73.844</text:p>
          </table:table-cell>
          <table:table-cell office:value-type="percentage" office:value="0.84799035805210987" table:style-name="ce44">
            <text:p>84,8%</text:p>
          </table:table-cell>
          <table:table-cell office:value-type="float" office:value="19744" table:style-name="ce43">
            <text:p>19.744</text:p>
          </table:table-cell>
          <table:table-cell office:value-type="float" office:value="96694" table:style-name="ce43">
            <text:p>96.694</text:p>
          </table:table-cell>
          <table:table-cell office:value-type="float" office:value="0.2041905392268393" table:style-name="ce43">
            <text:p>0</text:p>
          </table:table-cell>
          <table:table-cell office:value-type="float" office:value="28529" table:style-name="ce43">
            <text:p>28.529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0.12791667413956992" table:style-name="ce44">
            <text:p>12,8%</text:p>
          </table:table-cell>
          <table:table-cell office:value-type="float" office:value="3515" table:style-name="ce43">
            <text:p>3.515</text:p>
          </table:table-cell>
          <table:table-cell office:value-type="float" office:value="48505" table:style-name="ce43">
            <text:p>48.505</text:p>
          </table:table-cell>
          <table:table-cell office:value-type="percentage" office:value="7.2466756004535615E-2" table:style-name="ce44">
            <text:p>7,2%</text:p>
          </table:table-cell>
          <table:table-cell office:value-type="float" office:value="8" table:style-name="ce43">
            <text:p>8</text:p>
          </table:table-cell>
          <table:table-cell office:value-type="float" office:value="13906" table:style-name="ce43">
            <text:p>13.906</text:p>
          </table:table-cell>
          <table:table-cell office:value-type="percentage" office:value="5.752912411908529E-4" table:style-name="ce44">
            <text:p>0,1%</text:p>
          </table:table-cell>
          <table:table-cell office:value-type="float" office:value="210661" table:style-name="ce43">
            <text:p>210.661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38098691527937278" table:style-name="ce44">
            <text:p>38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60061" table:style-name="ce43">
            <text:p>160.061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1" table:style-name="ce44">
            <text:p>100,0%</text:p>
          </table:table-cell>
          <table:table-cell office:value-type="float" office:value="202052" table:style-name="ce43">
            <text:p>202.052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9482403405277805" table:style-name="ce44">
            <text:p>94,8%</text:p>
          </table:table-cell>
          <table:table-cell office:value-type="float" office:value="228299" table:style-name="ce43">
            <text:p>228.299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0.81500719337138861" table:style-name="ce44">
            <text:p>81,5%</text:p>
          </table:table-cell>
          <table:table-cell office:value-type="float" office:value="55446" table:style-name="ce43">
            <text:p>55.446</text:p>
          </table:table-cell>
          <table:table-cell office:value-type="float" office:value="339977" table:style-name="ce43">
            <text:p>339.977</text:p>
          </table:table-cell>
          <table:table-cell office:value-type="float" office:value="0.16308750297814265" table:style-name="ce43">
            <text:p>0</text:p>
          </table:table-cell>
          <table:table-cell office:value-type="float" office:value="96611" table:style-name="ce43">
            <text:p>96.611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0.13328431162904275" table:style-name="ce44">
            <text:p>13,3%</text:p>
          </table:table-cell>
          <table:table-cell office:value-type="float" office:value="12373" table:style-name="ce43">
            <text:p>12.373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8.8175138786941554E-2" table:style-name="ce44">
            <text:p>8,8%</text:p>
          </table:table-cell>
          <table:table-cell office:value-type="float" office:value="21" table:style-name="ce43">
            <text:p>21</text:p>
          </table:table-cell>
          <table:table-cell office:value-type="float" office:value="41824" table:style-name="ce43">
            <text:p>41.824</text:p>
          </table:table-cell>
          <table:table-cell office:value-type="percentage" office:value="5.0210405508798774E-4" table:style-name="ce44">
            <text:p>0,1%</text:p>
          </table:table-cell>
          <table:table-cell office:value-type="float" office:value="754863" table:style-name="ce43">
            <text:p>754.863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39768919084801141" table:style-name="ce44">
            <text:p>39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99" table:style-name="ce43">
            <text:p>2.299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8253358925143954" table:style-name="ce44">
            <text:p>88,3%</text:p>
          </table:table-cell>
          <table:table-cell office:value-type="float" office:value="3573" table:style-name="ce43">
            <text:p>3.573</text:p>
          </table:table-cell>
          <table:table-cell office:value-type="float" office:value="4318" table:style-name="ce43">
            <text:p>4.318</text:p>
          </table:table-cell>
          <table:table-cell office:value-type="percentage" office:value="0.82746641963872158" table:style-name="ce44">
            <text:p>82,7%</text:p>
          </table:table-cell>
          <table:table-cell office:value-type="float" office:value="5612" table:style-name="ce43">
            <text:p>5.612</text:p>
          </table:table-cell>
          <table:table-cell office:value-type="float" office:value="7857" table:style-name="ce43">
            <text:p>7.857</text:p>
          </table:table-cell>
          <table:table-cell office:value-type="percentage" office:value="0.71426753213694794" table:style-name="ce44">
            <text:p>71,4%</text:p>
          </table:table-cell>
          <table:table-cell office:value-type="float" office:value="2942" table:style-name="ce43">
            <text:p>2.942</text:p>
          </table:table-cell>
          <table:table-cell office:value-type="float" office:value="11556" table:style-name="ce43">
            <text:p>11.556</text:p>
          </table:table-cell>
          <table:table-cell office:value-type="float" office:value="0.25458636206299756" table:style-name="ce43">
            <text:p>0</text:p>
          </table:table-cell>
          <table:table-cell office:value-type="float" office:value="3777" table:style-name="ce43">
            <text:p>3.777</text:p>
          </table:table-cell>
          <table:table-cell office:value-type="float" office:value="30066" table:style-name="ce43">
            <text:p>30.066</text:p>
          </table:table-cell>
          <table:table-cell office:value-type="percentage" office:value="0.12562362801835961" table:style-name="ce44">
            <text:p>12,6%</text:p>
          </table:table-cell>
          <table:table-cell office:value-type="float" office:value="321" table:style-name="ce43">
            <text:p>321</text:p>
          </table:table-cell>
          <table:table-cell office:value-type="float" office:value="7581" table:style-name="ce43">
            <text:p>7.581</text:p>
          </table:table-cell>
          <table:table-cell office:value-type="percentage" office:value="4.2342698852394146E-2" table:style-name="ce44">
            <text:p>4,2%</text:p>
          </table:table-cell>
          <table:table-cell office:value-type="float" office:value="6" table:style-name="ce43">
            <text:p>6</text:p>
          </table:table-cell>
          <table:table-cell office:value-type="float" office:value="2175" table:style-name="ce43">
            <text:p>2.175</text:p>
          </table:table-cell>
          <table:table-cell office:value-type="percentage" office:value="2.7586206896551722E-3" table:style-name="ce44">
            <text:p>0,3%</text:p>
          </table:table-cell>
          <table:table-cell office:value-type="float" office:value="18530" table:style-name="ce43">
            <text:p>18.530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2800870643006137" table:style-name="ce44">
            <text:p>28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835" table:style-name="ce43">
            <text:p>1.835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8118348233290757" table:style-name="ce44">
            <text:p>78,1%</text:p>
          </table:table-cell>
          <table:table-cell office:value-type="float" office:value="2896" table:style-name="ce43">
            <text:p>2.896</text:p>
          </table:table-cell>
          <table:table-cell office:value-type="float" office:value="3748" table:style-name="ce43">
            <text:p>3.748</text:p>
          </table:table-cell>
          <table:table-cell office:value-type="percentage" office:value="0.7726787620064034" table:style-name="ce44">
            <text:p>77,3%</text:p>
          </table:table-cell>
          <table:table-cell office:value-type="float" office:value="5083" table:style-name="ce43">
            <text:p>5.083</text:p>
          </table:table-cell>
          <table:table-cell office:value-type="float" office:value="7827" table:style-name="ce43">
            <text:p>7.827</text:p>
          </table:table-cell>
          <table:table-cell office:value-type="percentage" office:value="0.64941867893190242" table:style-name="ce44">
            <text:p>64,9%</text:p>
          </table:table-cell>
          <table:table-cell office:value-type="float" office:value="2006" table:style-name="ce43">
            <text:p>2.006</text:p>
          </table:table-cell>
          <table:table-cell office:value-type="float" office:value="11299" table:style-name="ce43">
            <text:p>11.299</text:p>
          </table:table-cell>
          <table:table-cell office:value-type="float" office:value="0.17753783520665545" table:style-name="ce43">
            <text:p>0</text:p>
          </table:table-cell>
          <table:table-cell office:value-type="float" office:value="3419" table:style-name="ce43">
            <text:p>3.419</text:p>
          </table:table-cell>
          <table:table-cell office:value-type="float" office:value="30095" table:style-name="ce43">
            <text:p>30.095</text:p>
          </table:table-cell>
          <table:table-cell office:value-type="percentage" office:value="0.11360691144708424" table:style-name="ce44">
            <text:p>11,4%</text:p>
          </table:table-cell>
          <table:table-cell office:value-type="float" office:value="213" table:style-name="ce43">
            <text:p>213</text:p>
          </table:table-cell>
          <table:table-cell office:value-type="float" office:value="8536" table:style-name="ce43">
            <text:p>8.536</text:p>
          </table:table-cell>
          <table:table-cell office:value-type="percentage" office:value="2.4953139643861293E-2" table:style-name="ce44">
            <text:p>2,5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15458" table:style-name="ce43">
            <text:p>15.458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23358215721236664" table:style-name="ce44">
            <text:p>23,4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26" table:style-name="ce46">
            <text:p>2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0" table:style-name="ce46">
            <text:p>1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3150" table:style-name="ce46">
            <text:p>3.15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7998" table:style-name="ce46">
            <text:p>7.998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float" office:value="48798" table:style-name="ce46">
            <text:p>48.79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507" table:style-name="ce46">
            <text:p>6.50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6489" table:style-name="ce46">
            <text:p>66.48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59" table:style-name="ce48"/>
        </table:table-row>
        <table:table-row table:style-name="ro9">
          <table:table-cell office:value-type="string" table:style-name="ce49">
            <text:p>Total España</text:p>
          </table:table-cell>
          <table:table-cell office:value-type="float" office:value="2879362" table:style-name="ce50">
            <text:p>2.879.362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1" table:style-name="ce51">
            <text:p>100,0%</text:p>
          </table:table-cell>
          <table:table-cell office:value-type="float" office:value="3686268" table:style-name="ce50">
            <text:p>3.686.268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93086517956235348" table:style-name="ce51">
            <text:p>93,1%</text:p>
          </table:table-cell>
          <table:table-cell office:value-type="float" office:value="4112694" table:style-name="ce50">
            <text:p>4.112.694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0.77060235870957883" table:style-name="ce51">
            <text:p>77,1%</text:p>
          </table:table-cell>
          <table:table-cell office:value-type="float" office:value="1174923" table:style-name="ce50">
            <text:p>1.174.923</text:p>
          </table:table-cell>
          <table:table-cell office:value-type="float" office:value="7033306" table:style-name="ce50">
            <text:p>7.033.306</text:p>
          </table:table-cell>
          <table:table-cell office:value-type="float" office:value="0.16705131271126267" table:style-name="ce50">
            <text:p>0</text:p>
          </table:table-cell>
          <table:table-cell office:value-type="float" office:value="1979245" table:style-name="ce50">
            <text:p>1.979.245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0.11847429740239396" table:style-name="ce51">
            <text:p>11,8%</text:p>
          </table:table-cell>
          <table:table-cell office:value-type="float" office:value="194436" table:style-name="ce50">
            <text:p>194.436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5.873668813602638E-2" table:style-name="ce51">
            <text:p>5,9%</text:p>
          </table:table-cell>
          <table:table-cell office:value-type="float" office:value="2026" table:style-name="ce50">
            <text:p>2.026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2.1347685946668717E-3" table:style-name="ce51">
            <text:p>0,2%</text:p>
          </table:table-cell>
          <table:table-cell office:value-type="float" office:value="14028954" table:style-name="ce50">
            <text:p>14.028.954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34958924064004071" table:style-name="ce51">
            <text:p>35,0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2"/>
          <table:table-cell table:number-columns-repeated="2" table:style-name="ce21"/>
          <table:table-cell table:style-name="ce53"/>
          <table:table-cell table:style-name="ce48"/>
          <table:table-cell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default-cell-style-name="ce48"/>
        <table:table-column table:style-name="co3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6">
            <text:p>Total Personas pauta completa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pauta completa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13544" table:style-name="ce40">
            <text:p>413.544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.0000677120111434" table:style-name="ce41">
            <text:p>100,0%</text:p>
          </table:table-cell>
          <table:table-cell office:value-type="float" office:value="379332" table:style-name="ce40">
            <text:p>379.332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58324582052673746" table:style-name="ce41">
            <text:p>58,3%</text:p>
          </table:table-cell>
          <table:table-cell office:value-type="float" office:value="56144" table:style-name="ce40">
            <text:p>56.144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6.1282741743410175E-2" table:style-name="ce41">
            <text:p>6,1%</text:p>
          </table:table-cell>
          <table:table-cell office:value-type="float" office:value="80516" table:style-name="ce40">
            <text:p>80.516</text:p>
          </table:table-cell>
          <table:table-cell office:value-type="float" office:value="1265021" table:style-name="ce40">
            <text:p>1.265.021</text:p>
          </table:table-cell>
          <table:table-cell office:value-type="percentage" office:value="6.364795525133575E-2" table:style-name="ce41">
            <text:p>6,4%</text:p>
          </table:table-cell>
          <table:table-cell office:value-type="float" office:value="149243" table:style-name="ce40">
            <text:p>149.243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4.9592590635748682E-2" table:style-name="ce41">
            <text:p>5,0%</text:p>
          </table:table-cell>
          <table:table-cell office:value-type="float" office:value="14396" table:style-name="ce40">
            <text:p>14.396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2.3002463864912455E-2" table:style-name="ce41">
            <text:p>2,3%</text:p>
          </table:table-cell>
          <table:table-cell office:value-type="float" office:value="269" table:style-name="ce40">
            <text:p>269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1.4786638156122714E-3" table:style-name="ce41">
            <text:p>0,1%</text:p>
          </table:table-cell>
          <table:table-cell office:value-type="float" office:value="1093444" table:style-name="ce40">
            <text:p>1.093.444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15483022106526664" table:style-name="ce41">
            <text:p>15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6580" table:style-name="ce43">
            <text:p>96.580</text:p>
          </table:table-cell>
          <table:table-cell office:value-type="float" office:value="98807" table:style-name="ce43">
            <text:p>98.807</text:p>
          </table:table-cell>
          <table:table-cell office:value-type="percentage" office:value="0.97746111105488476" table:style-name="ce44">
            <text:p>97,7%</text:p>
          </table:table-cell>
          <table:table-cell office:value-type="float" office:value="53537" table:style-name="ce43">
            <text:p>53.537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45006094741709052" table:style-name="ce44">
            <text:p>45,0%</text:p>
          </table:table-cell>
          <table:table-cell office:value-type="float" office:value="16804" table:style-name="ce43">
            <text:p>16.804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10746513011057321" table:style-name="ce44">
            <text:p>10,7%</text:p>
          </table:table-cell>
          <table:table-cell office:value-type="float" office:value="14753" table:style-name="ce43">
            <text:p>14.753</text:p>
          </table:table-cell>
          <table:table-cell office:value-type="float" office:value="198266" table:style-name="ce43">
            <text:p>198.266</text:p>
          </table:table-cell>
          <table:table-cell office:value-type="percentage" office:value="7.4410135878062805E-2" table:style-name="ce44">
            <text:p>7,4%</text:p>
          </table:table-cell>
          <table:table-cell office:value-type="float" office:value="22538" table:style-name="ce43">
            <text:p>22.538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5.0524229795800332E-2" table:style-name="ce44">
            <text:p>5,1%</text:p>
          </table:table-cell>
          <table:table-cell office:value-type="float" office:value="1527" table:style-name="ce43">
            <text:p>1.527</text:p>
          </table:table-cell>
          <table:table-cell office:value-type="float" office:value="89180" table:style-name="ce43">
            <text:p>89.180</text:p>
          </table:table-cell>
          <table:table-cell office:value-type="percentage" office:value="1.7122673245122226E-2" table:style-name="ce44">
            <text:p>1,7%</text:p>
          </table:table-cell>
          <table:table-cell office:value-type="float" office:value="28" table:style-name="ce43">
            <text:p>28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1152712499004221E-3" table:style-name="ce44">
            <text:p>0,1%</text:p>
          </table:table-cell>
          <table:table-cell office:value-type="float" office:value="205767" table:style-name="ce43">
            <text:p>205.767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18165037024481709" table:style-name="ce44">
            <text:p>18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4704" table:style-name="ce43">
            <text:p>84.704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6445244005192088" table:style-name="ce44">
            <text:p>96,4%</text:p>
          </table:table-cell>
          <table:table-cell office:value-type="float" office:value="60075" table:style-name="ce43">
            <text:p>60.075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54989061684775142" table:style-name="ce44">
            <text:p>55,0%</text:p>
          </table:table-cell>
          <table:table-cell office:value-type="float" office:value="12506" table:style-name="ce43">
            <text:p>12.506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8.3567209258813779E-2" table:style-name="ce44">
            <text:p>8,4%</text:p>
          </table:table-cell>
          <table:table-cell office:value-type="float" office:value="16061" table:style-name="ce43">
            <text:p>16.061</text:p>
          </table:table-cell>
          <table:table-cell office:value-type="float" office:value="162645" table:style-name="ce43">
            <text:p>162.645</text:p>
          </table:table-cell>
          <table:table-cell office:value-type="percentage" office:value="9.8748808755264539E-2" table:style-name="ce44">
            <text:p>9,9%</text:p>
          </table:table-cell>
          <table:table-cell office:value-type="float" office:value="24325" table:style-name="ce43">
            <text:p>24.325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7.5521197162327885E-2" table:style-name="ce44">
            <text:p>7,6%</text:p>
          </table:table-cell>
          <table:table-cell office:value-type="float" office:value="2876" table:style-name="ce43">
            <text:p>2.876</text:p>
          </table:table-cell>
          <table:table-cell office:value-type="float" office:value="54179" table:style-name="ce43">
            <text:p>54.179</text:p>
          </table:table-cell>
          <table:table-cell office:value-type="percentage" office:value="5.3083297956772919E-2" table:style-name="ce44">
            <text:p>5,3%</text:p>
          </table:table-cell>
          <table:table-cell office:value-type="float" office:value="35" table:style-name="ce43">
            <text:p>35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2489237293580929E-3" table:style-name="ce44">
            <text:p>0,2%</text:p>
          </table:table-cell>
          <table:table-cell office:value-type="float" office:value="200582" table:style-name="ce43">
            <text:p>200.582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22256990331876403" table:style-name="ce44">
            <text:p>22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7405" table:style-name="ce43">
            <text:p>47.405</text:p>
          </table:table-cell>
          <table:table-cell office:value-type="float" office:value="49542" table:style-name="ce43">
            <text:p>49.542</text:p>
          </table:table-cell>
          <table:table-cell office:value-type="percentage" office:value="0.95686488232207012" table:style-name="ce44">
            <text:p>95,7%</text:p>
          </table:table-cell>
          <table:table-cell office:value-type="float" office:value="37558" table:style-name="ce43">
            <text:p>37.558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46646629241393017" table:style-name="ce44">
            <text:p>46,6%</text:p>
          </table:table-cell>
          <table:table-cell office:value-type="float" office:value="5738" table:style-name="ce43">
            <text:p>5.738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4.8946097875135416E-2" table:style-name="ce44">
            <text:p>4,9%</text:p>
          </table:table-cell>
          <table:table-cell office:value-type="float" office:value="8313" table:style-name="ce43">
            <text:p>8.313</text:p>
          </table:table-cell>
          <table:table-cell office:value-type="float" office:value="165797" table:style-name="ce43">
            <text:p>165.797</text:p>
          </table:table-cell>
          <table:table-cell office:value-type="percentage" office:value="5.0139628581940564E-2" table:style-name="ce44">
            <text:p>5,0%</text:p>
          </table:table-cell>
          <table:table-cell office:value-type="float" office:value="18768" table:style-name="ce43">
            <text:p>18.768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4.044356906739302E-2" table:style-name="ce44">
            <text:p>4,0%</text:p>
          </table:table-cell>
          <table:table-cell office:value-type="float" office:value="1371" table:style-name="ce43">
            <text:p>1.371</text:p>
          </table:table-cell>
          <table:table-cell office:value-type="float" office:value="85839" table:style-name="ce43">
            <text:p>85.839</text:p>
          </table:table-cell>
          <table:table-cell office:value-type="percentage" office:value="1.5971761087617515E-2" table:style-name="ce44">
            <text:p>1,6%</text:p>
          </table:table-cell>
          <table:table-cell office:value-type="float" office:value="32" table:style-name="ce43">
            <text:p>32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3733905579399143E-3" table:style-name="ce44">
            <text:p>0,1%</text:p>
          </table:table-cell>
          <table:table-cell office:value-type="float" office:value="119185" table:style-name="ce43">
            <text:p>119.185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12084308801059335" table:style-name="ce44">
            <text:p>12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0669" table:style-name="ce43">
            <text:p>80.669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89397801320980541" table:style-name="ce44">
            <text:p>89,4%</text:p>
          </table:table-cell>
          <table:table-cell office:value-type="float" office:value="73416" table:style-name="ce43">
            <text:p>73.416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47508914069021752" table:style-name="ce44">
            <text:p>47,5%</text:p>
          </table:table-cell>
          <table:table-cell office:value-type="float" office:value="16740" table:style-name="ce43">
            <text:p>16.740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7.1206166096677043E-2" table:style-name="ce44">
            <text:p>7,1%</text:p>
          </table:table-cell>
          <table:table-cell office:value-type="float" office:value="19326" table:style-name="ce43">
            <text:p>19.326</text:p>
          </table:table-cell>
          <table:table-cell office:value-type="float" office:value="350512" table:style-name="ce43">
            <text:p>350.512</text:p>
          </table:table-cell>
          <table:table-cell office:value-type="percentage" office:value="5.513648605468572E-2" table:style-name="ce44">
            <text:p>5,5%</text:p>
          </table:table-cell>
          <table:table-cell office:value-type="float" office:value="37486" table:style-name="ce43">
            <text:p>37.486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4.5033042571518155E-2" table:style-name="ce44">
            <text:p>4,5%</text:p>
          </table:table-cell>
          <table:table-cell office:value-type="float" office:value="2685" table:style-name="ce43">
            <text:p>2.685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1.6382040158878335E-2" table:style-name="ce44">
            <text:p>1,6%</text:p>
          </table:table-cell>
          <table:table-cell office:value-type="float" office:value="40" table:style-name="ce43">
            <text:p>40</text:p>
          </table:table-cell>
          <table:table-cell office:value-type="float" office:value="44352" table:style-name="ce43">
            <text:p>44.352</text:p>
          </table:table-cell>
          <table:table-cell office:value-type="percentage" office:value="9.0187590187590188E-4" table:style-name="ce44">
            <text:p>0,1%</text:p>
          </table:table-cell>
          <table:table-cell office:value-type="float" office:value="230362" table:style-name="ce43">
            <text:p>230.362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1231202228929153" table:style-name="ce44">
            <text:p>12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39928" table:style-name="ce43">
            <text:p>39.928</text:p>
          </table:table-cell>
          <table:table-cell office:value-type="float" office:value="41042" table:style-name="ce43">
            <text:p>41.042</text:p>
          </table:table-cell>
          <table:table-cell office:value-type="percentage" office:value="0.97285707324204473" table:style-name="ce44">
            <text:p>97,3%</text:p>
          </table:table-cell>
          <table:table-cell office:value-type="float" office:value="26478" table:style-name="ce43">
            <text:p>26.478</text:p>
          </table:table-cell>
          <table:table-cell office:value-type="float" office:value="53066" table:style-name="ce43">
            <text:p>53.066</text:p>
          </table:table-cell>
          <table:table-cell office:value-type="percentage" office:value="0.49896355481852789" table:style-name="ce44">
            <text:p>49,9%</text:p>
          </table:table-cell>
          <table:table-cell office:value-type="float" office:value="4208" table:style-name="ce43">
            <text:p>4.208</text:p>
          </table:table-cell>
          <table:table-cell office:value-type="float" office:value="77345" table:style-name="ce43">
            <text:p>77.345</text:p>
          </table:table-cell>
          <table:table-cell office:value-type="percentage" office:value="5.4405585364276941E-2" table:style-name="ce44">
            <text:p>5,4%</text:p>
          </table:table-cell>
          <table:table-cell office:value-type="float" office:value="5947" table:style-name="ce43">
            <text:p>5.947</text:p>
          </table:table-cell>
          <table:table-cell office:value-type="float" office:value="89964" table:style-name="ce43">
            <text:p>89.964</text:p>
          </table:table-cell>
          <table:table-cell office:value-type="percentage" office:value="6.610421946556401E-2" table:style-name="ce44">
            <text:p>6,6%</text:p>
          </table:table-cell>
          <table:table-cell office:value-type="float" office:value="11411" table:style-name="ce43">
            <text:p>11.411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5.8746608594477993E-2" table:style-name="ce44">
            <text:p>5,9%</text:p>
          </table:table-cell>
          <table:table-cell office:value-type="float" office:value="671" table:style-name="ce43">
            <text:p>671</text:p>
          </table:table-cell>
          <table:table-cell office:value-type="float" office:value="34935" table:style-name="ce43">
            <text:p>34.935</text:p>
          </table:table-cell>
          <table:table-cell office:value-type="percentage" office:value="1.9207098897953342E-2" table:style-name="ce44">
            <text:p>1,9%</text:p>
          </table:table-cell>
          <table:table-cell office:value-type="float" office:value="5" table:style-name="ce43">
            <text:p>5</text:p>
          </table:table-cell>
          <table:table-cell office:value-type="float" office:value="10791" table:style-name="ce4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88648" table:style-name="ce43">
            <text:p>88.648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17680659933304613" table:style-name="ce44">
            <text:p>17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0625" table:style-name="ce43">
            <text:p>220.625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0.98644352736556429" table:style-name="ce44">
            <text:p>98,6%</text:p>
          </table:table-cell>
          <table:table-cell office:value-type="float" office:value="103724" table:style-name="ce43">
            <text:p>103.724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42265596348967033" table:style-name="ce44">
            <text:p>42,3%</text:p>
          </table:table-cell>
          <table:table-cell office:value-type="float" office:value="34765" table:style-name="ce43">
            <text:p>34.765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10912657929843836" table:style-name="ce44">
            <text:p>10,9%</text:p>
          </table:table-cell>
          <table:table-cell office:value-type="float" office:value="31867" table:style-name="ce43">
            <text:p>31.867</text:p>
          </table:table-cell>
          <table:table-cell office:value-type="float" office:value="381175" table:style-name="ce43">
            <text:p>381.175</text:p>
          </table:table-cell>
          <table:table-cell office:value-type="percentage" office:value="8.3602020069521873E-2" table:style-name="ce44">
            <text:p>8,4%</text:p>
          </table:table-cell>
          <table:table-cell office:value-type="float" office:value="44424" table:style-name="ce43">
            <text:p>44.424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6.0117734623452199E-2" table:style-name="ce44">
            <text:p>6,0%</text:p>
          </table:table-cell>
          <table:table-cell office:value-type="float" office:value="2861" table:style-name="ce43">
            <text:p>2.861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1.9810001246347509E-2" table:style-name="ce44">
            <text:p>2,0%</text:p>
          </table:table-cell>
          <table:table-cell office:value-type="float" office:value="96" table:style-name="ce43">
            <text:p>96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3596499852521877E-3" table:style-name="ce44">
            <text:p>0,2%</text:p>
          </table:table-cell>
          <table:table-cell office:value-type="float" office:value="438362" table:style-name="ce43">
            <text:p>438.362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20945465873944571" table:style-name="ce44">
            <text:p>20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1037" table:style-name="ce43">
            <text:p>131.037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0.96925159400565108" table:style-name="ce44">
            <text:p>96,9%</text:p>
          </table:table-cell>
          <table:table-cell office:value-type="float" office:value="60723" table:style-name="ce43">
            <text:p>60.723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38166322021860327" table:style-name="ce44">
            <text:p>38,2%</text:p>
          </table:table-cell>
          <table:table-cell office:value-type="float" office:value="15275" table:style-name="ce43">
            <text:p>15.275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6.9926388456538063E-2" table:style-name="ce44">
            <text:p>7,0%</text:p>
          </table:table-cell>
          <table:table-cell office:value-type="float" office:value="23889" table:style-name="ce43">
            <text:p>23.889</text:p>
          </table:table-cell>
          <table:table-cell office:value-type="float" office:value="307478" table:style-name="ce43">
            <text:p>307.478</text:p>
          </table:table-cell>
          <table:table-cell office:value-type="percentage" office:value="7.7693363427627338E-2" table:style-name="ce44">
            <text:p>7,8%</text:p>
          </table:table-cell>
          <table:table-cell office:value-type="float" office:value="36848" table:style-name="ce43">
            <text:p>36.848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5.2055123505188136E-2" table:style-name="ce44">
            <text:p>5,2%</text:p>
          </table:table-cell>
          <table:table-cell office:value-type="float" office:value="3823" table:style-name="ce43">
            <text:p>3.823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2.5568827833438116E-2" table:style-name="ce44">
            <text:p>2,6%</text:p>
          </table:table-cell>
          <table:table-cell office:value-type="float" office:value="89" table:style-name="ce43">
            <text:p>89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1008403361344537E-3" table:style-name="ce44">
            <text:p>0,2%</text:p>
          </table:table-cell>
          <table:table-cell office:value-type="float" office:value="271684" table:style-name="ce43">
            <text:p>271.684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15795912007460622" table:style-name="ce44">
            <text:p>15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28794" table:style-name="ce43">
            <text:p>428.794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0.95885025805239765" table:style-name="ce44">
            <text:p>95,9%</text:p>
          </table:table-cell>
          <table:table-cell office:value-type="float" office:value="283724" table:style-name="ce43">
            <text:p>283.724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4466040812728635" table:style-name="ce44">
            <text:p>44,7%</text:p>
          </table:table-cell>
          <table:table-cell office:value-type="float" office:value="63485" table:style-name="ce43">
            <text:p>63.485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7.579538291084835E-2" table:style-name="ce44">
            <text:p>7,6%</text:p>
          </table:table-cell>
          <table:table-cell office:value-type="float" office:value="77940" table:style-name="ce43">
            <text:p>77.940</text:p>
          </table:table-cell>
          <table:table-cell office:value-type="float" office:value="1091780" table:style-name="ce43">
            <text:p>1.091.780</text:p>
          </table:table-cell>
          <table:table-cell office:value-type="percentage" office:value="7.1388008573155762E-2" table:style-name="ce44">
            <text:p>7,1%</text:p>
          </table:table-cell>
          <table:table-cell office:value-type="float" office:value="142323" table:style-name="ce43">
            <text:p>142.323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5.0763903601978293E-2" table:style-name="ce44">
            <text:p>5,1%</text:p>
          </table:table-cell>
          <table:table-cell office:value-type="float" office:value="19226" table:style-name="ce43">
            <text:p>19.226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3.4559494963294246E-2" table:style-name="ce44">
            <text:p>3,5%</text:p>
          </table:table-cell>
          <table:table-cell office:value-type="float" office:value="306" table:style-name="ce43">
            <text:p>306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1.9141270079567633E-3" table:style-name="ce44">
            <text:p>0,2%</text:p>
          </table:table-cell>
          <table:table-cell office:value-type="float" office:value="1015798" table:style-name="ce43">
            <text:p>1.015.798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15551916527166609" table:style-name="ce44">
            <text:p>15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81096" table:style-name="ce43">
            <text:p>281.096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.0165080949332985" table:style-name="ce44">
            <text:p>101,7%</text:p>
          </table:table-cell>
          <table:table-cell office:value-type="float" office:value="227640" table:style-name="ce43">
            <text:p>227.640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51988982830206776" table:style-name="ce44">
            <text:p>52,0%</text:p>
          </table:table-cell>
          <table:table-cell office:value-type="float" office:value="28308" table:style-name="ce43">
            <text:p>28.308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4.874571227838162E-2" table:style-name="ce44">
            <text:p>4,9%</text:p>
          </table:table-cell>
          <table:table-cell office:value-type="float" office:value="35441" table:style-name="ce43">
            <text:p>35.441</text:p>
          </table:table-cell>
          <table:table-cell office:value-type="float" office:value="752334" table:style-name="ce43">
            <text:p>752.334</text:p>
          </table:table-cell>
          <table:table-cell office:value-type="percentage" office:value="4.7108066364141457E-2" table:style-name="ce44">
            <text:p>4,7%</text:p>
          </table:table-cell>
          <table:table-cell office:value-type="float" office:value="70901" table:style-name="ce43">
            <text:p>70.901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4.0148541847044708E-2" table:style-name="ce44">
            <text:p>4,0%</text:p>
          </table:table-cell>
          <table:table-cell office:value-type="float" office:value="5747" table:style-name="ce43">
            <text:p>5.747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1.62881128235941E-2" table:style-name="ce44">
            <text:p>1,6%</text:p>
          </table:table-cell>
          <table:table-cell office:value-type="float" office:value="115" table:style-name="ce43">
            <text:p>115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1159739541383225E-3" table:style-name="ce44">
            <text:p>0,1%</text:p>
          </table:table-cell>
          <table:table-cell office:value-type="float" office:value="649248" table:style-name="ce43">
            <text:p>649.248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1520734639478791" table:style-name="ce44">
            <text:p>15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5119" table:style-name="ce43">
            <text:p>75.119</text:p>
          </table:table-cell>
          <table:table-cell office:value-type="float" office:value="76005" table:style-name="ce43">
            <text:p>76.005</text:p>
          </table:table-cell>
          <table:table-cell office:value-type="percentage" office:value="0.98834287217946193" table:style-name="ce44">
            <text:p>98,8%</text:p>
          </table:table-cell>
          <table:table-cell office:value-type="float" office:value="51968" table:style-name="ce43">
            <text:p>51.968</text:p>
          </table:table-cell>
          <table:table-cell office:value-type="float" office:value="91876" table:style-name="ce43">
            <text:p>91.876</text:p>
          </table:table-cell>
          <table:table-cell office:value-type="percentage" office:value="0.56563193869998696" table:style-name="ce44">
            <text:p>56,6%</text:p>
          </table:table-cell>
          <table:table-cell office:value-type="float" office:value="9565" table:style-name="ce43">
            <text:p>9.565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7.6338619440210059E-2" table:style-name="ce44">
            <text:p>7,6%</text:p>
          </table:table-cell>
          <table:table-cell office:value-type="float" office:value="13584" table:style-name="ce43">
            <text:p>13.584</text:p>
          </table:table-cell>
          <table:table-cell office:value-type="float" office:value="169216" table:style-name="ce43">
            <text:p>169.216</text:p>
          </table:table-cell>
          <table:table-cell office:value-type="percentage" office:value="8.0276096822995455E-2" table:style-name="ce44">
            <text:p>8,0%</text:p>
          </table:table-cell>
          <table:table-cell office:value-type="float" office:value="20449" table:style-name="ce43">
            <text:p>20.449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5.8130411793801774E-2" table:style-name="ce44">
            <text:p>5,8%</text:p>
          </table:table-cell>
          <table:table-cell office:value-type="float" office:value="946" table:style-name="ce43">
            <text:p>946</text:p>
          </table:table-cell>
          <table:table-cell office:value-type="float" office:value="76088" table:style-name="ce43">
            <text:p>76.088</text:p>
          </table:table-cell>
          <table:table-cell office:value-type="percentage" office:value="1.2432972347807802E-2" table:style-name="ce44">
            <text:p>1,2%</text:p>
          </table:table-cell>
          <table:table-cell office:value-type="float" office:value="46" table:style-name="ce43">
            <text:p>46</text:p>
          </table:table-cell>
          <table:table-cell office:value-type="float" office:value="20953" table:style-name="ce43">
            <text:p>20.953</text:p>
          </table:table-cell>
          <table:table-cell office:value-type="percentage" office:value="2.1953896816684962E-3" table:style-name="ce44">
            <text:p>0,2%</text:p>
          </table:table-cell>
          <table:table-cell office:value-type="float" office:value="171677" table:style-name="ce43">
            <text:p>171.677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18840490642692762" table:style-name="ce44">
            <text:p>18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0041" table:style-name="ce43">
            <text:p>230.041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0.98181406902203139" table:style-name="ce44">
            <text:p>98,2%</text:p>
          </table:table-cell>
          <table:table-cell office:value-type="float" office:value="145348" table:style-name="ce43">
            <text:p>145.348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50161166750643627" table:style-name="ce44">
            <text:p>50,2%</text:p>
          </table:table-cell>
          <table:table-cell office:value-type="float" office:value="17655" table:style-name="ce43">
            <text:p>17.655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5.0889668431687358E-2" table:style-name="ce44">
            <text:p>5,1%</text:p>
          </table:table-cell>
          <table:table-cell office:value-type="float" office:value="24484" table:style-name="ce43">
            <text:p>24.484</text:p>
          </table:table-cell>
          <table:table-cell office:value-type="float" office:value="405889" table:style-name="ce43">
            <text:p>405.889</text:p>
          </table:table-cell>
          <table:table-cell office:value-type="percentage" office:value="6.0321910670158588E-2" table:style-name="ce44">
            <text:p>6,0%</text:p>
          </table:table-cell>
          <table:table-cell office:value-type="float" office:value="40523" table:style-name="ce43">
            <text:p>40.523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4.5582472069866951E-2" table:style-name="ce44">
            <text:p>4,6%</text:p>
          </table:table-cell>
          <table:table-cell office:value-type="float" office:value="1725" table:style-name="ce43">
            <text:p>1.725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1.1293332023961504E-2" table:style-name="ce44">
            <text:p>1,1%</text:p>
          </table:table-cell>
          <table:table-cell office:value-type="float" office:value="9" table:style-name="ce43">
            <text:p>9</text:p>
          </table:table-cell>
          <table:table-cell office:value-type="float" office:value="44014" table:style-name="ce43">
            <text:p>44.014</text:p>
          </table:table-cell>
          <table:table-cell office:value-type="percentage" office:value="2.0448039260235381E-4" table:style-name="ce44">
            <text:p>0,0%</text:p>
          </table:table-cell>
          <table:table-cell office:value-type="float" office:value="459785" table:style-name="ce43">
            <text:p>459.785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19460621007913595" table:style-name="ce44">
            <text:p>19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2422" table:style-name="ce43">
            <text:p>22.422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.0096816319178636" table:style-name="ce44">
            <text:p>101,0%</text:p>
          </table:table-cell>
          <table:table-cell office:value-type="float" office:value="11214" table:style-name="ce43">
            <text:p>11.214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39872000000000002" table:style-name="ce44">
            <text:p>39,9%</text:p>
          </table:table-cell>
          <table:table-cell office:value-type="float" office:value="3900" table:style-name="ce43">
            <text:p>3.900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10339890768333422" table:style-name="ce44">
            <text:p>10,3%</text:p>
          </table:table-cell>
          <table:table-cell office:value-type="float" office:value="3468" table:style-name="ce43">
            <text:p>3.468</text:p>
          </table:table-cell>
          <table:table-cell office:value-type="float" office:value="47664" table:style-name="ce43">
            <text:p>47.664</text:p>
          </table:table-cell>
          <table:table-cell office:value-type="percentage" office:value="7.2759315206445116E-2" table:style-name="ce44">
            <text:p>7,3%</text:p>
          </table:table-cell>
          <table:table-cell office:value-type="float" office:value="4839" table:style-name="ce43">
            <text:p>4.839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4.4964597000501774E-2" table:style-name="ce44">
            <text:p>4,5%</text:p>
          </table:table-cell>
          <table:table-cell office:value-type="float" office:value="402" table:style-name="ce43">
            <text:p>402</text:p>
          </table:table-cell>
          <table:table-cell office:value-type="float" office:value="21170" table:style-name="ce43">
            <text:p>21.170</text:p>
          </table:table-cell>
          <table:table-cell office:value-type="percentage" office:value="1.89891355692017E-2" table:style-name="ce44">
            <text:p>1,9%</text:p>
          </table:table-cell>
          <table:table-cell office:value-type="float" office:value="9" table:style-name="ce43">
            <text:p>9</text:p>
          </table:table-cell>
          <table:table-cell office:value-type="float" office:value="6286" table:style-name="ce43">
            <text:p>6.286</text:p>
          </table:table-cell>
          <table:table-cell office:value-type="percentage" office:value="1.4317531021317213E-3" table:style-name="ce44">
            <text:p>0,1%</text:p>
          </table:table-cell>
          <table:table-cell office:value-type="float" office:value="46254" table:style-name="ce43">
            <text:p>46.254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17081259139991434" table:style-name="ce44">
            <text:p>17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48439" table:style-name="ce43">
            <text:p>348.439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0.95692927095863478" table:style-name="ce44">
            <text:p>95,7%</text:p>
          </table:table-cell>
          <table:table-cell office:value-type="float" office:value="178370" table:style-name="ce43">
            <text:p>178.370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33905425210186263" table:style-name="ce44">
            <text:p>33,9%</text:p>
          </table:table-cell>
          <table:table-cell office:value-type="float" office:value="56460" table:style-name="ce43">
            <text:p>56.460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8.0276060927909371E-2" table:style-name="ce44">
            <text:p>8,0%</text:p>
          </table:table-cell>
          <table:table-cell office:value-type="float" office:value="53878" table:style-name="ce43">
            <text:p>53.878</text:p>
          </table:table-cell>
          <table:table-cell office:value-type="float" office:value="972783" table:style-name="ce43">
            <text:p>972.783</text:p>
          </table:table-cell>
          <table:table-cell office:value-type="percentage" office:value="5.5385425115364886E-2" table:style-name="ce44">
            <text:p>5,5%</text:p>
          </table:table-cell>
          <table:table-cell office:value-type="float" office:value="115569" table:style-name="ce43">
            <text:p>115.569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4.5974976698039613E-2" table:style-name="ce44">
            <text:p>4,6%</text:p>
          </table:table-cell>
          <table:table-cell office:value-type="float" office:value="14529" table:style-name="ce43">
            <text:p>14.529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3.0286669612854273E-2" table:style-name="ce44">
            <text:p>3,0%</text:p>
          </table:table-cell>
          <table:table-cell office:value-type="float" office:value="156" table:style-name="ce43">
            <text:p>156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1.1482323845695233E-3" table:style-name="ce44">
            <text:p>0,1%</text:p>
          </table:table-cell>
          <table:table-cell office:value-type="float" office:value="767401" table:style-name="ce43">
            <text:p>767.401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13473521684985118" table:style-name="ce44">
            <text:p>13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67688" table:style-name="ce43">
            <text:p>67.688</text:p>
          </table:table-cell>
          <table:table-cell office:value-type="float" office:value="69771" table:style-name="ce43">
            <text:p>69.771</text:p>
          </table:table-cell>
          <table:table-cell office:value-type="percentage" office:value="0.97014518926201432" table:style-name="ce44">
            <text:p>97,0%</text:p>
          </table:table-cell>
          <table:table-cell office:value-type="float" office:value="33271" table:style-name="ce43">
            <text:p>33.271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32333647557313483" table:style-name="ce44">
            <text:p>32,3%</text:p>
          </table:table-cell>
          <table:table-cell office:value-type="float" office:value="7948" table:style-name="ce43">
            <text:p>7.948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5.4101518627177367E-2" table:style-name="ce44">
            <text:p>5,4%</text:p>
          </table:table-cell>
          <table:table-cell office:value-type="float" office:value="14086" table:style-name="ce43">
            <text:p>14.086</text:p>
          </table:table-cell>
          <table:table-cell office:value-type="float" office:value="213256" table:style-name="ce43">
            <text:p>213.256</text:p>
          </table:table-cell>
          <table:table-cell office:value-type="percentage" office:value="6.6052068874967174E-2" table:style-name="ce44">
            <text:p>6,6%</text:p>
          </table:table-cell>
          <table:table-cell office:value-type="float" office:value="28052" table:style-name="ce43">
            <text:p>28.052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5.0886597190099137E-2" table:style-name="ce44">
            <text:p>5,1%</text:p>
          </table:table-cell>
          <table:table-cell office:value-type="float" office:value="2569" table:style-name="ce43">
            <text:p>2.569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2.1648815593214625E-2" table:style-name="ce44">
            <text:p>2,2%</text:p>
          </table:table-cell>
          <table:table-cell office:value-type="float" office:value="107" table:style-name="ce43">
            <text:p>107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0825074902051165E-3" table:style-name="ce44">
            <text:p>0,3%</text:p>
          </table:table-cell>
          <table:table-cell office:value-type="float" office:value="153721" table:style-name="ce43">
            <text:p>153.721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12422109789337839" table:style-name="ce44">
            <text:p>12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39997" table:style-name="ce43">
            <text:p>39.997</text:p>
          </table:table-cell>
          <table:table-cell office:value-type="float" office:value="41166" table:style-name="ce43">
            <text:p>41.166</text:p>
          </table:table-cell>
          <table:table-cell office:value-type="percentage" office:value="0.97160277899237235" table:style-name="ce44">
            <text:p>97,2%</text:p>
          </table:table-cell>
          <table:table-cell office:value-type="float" office:value="26395" table:style-name="ce43">
            <text:p>26.395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47309650129050762" table:style-name="ce44">
            <text:p>47,3%</text:p>
          </table:table-cell>
          <table:table-cell office:value-type="float" office:value="6200" table:style-name="ce43">
            <text:p>6.200</text:p>
          </table:table-cell>
          <table:table-cell office:value-type="float" office:value="73844" table:style-name="ce43">
            <text:p>73.844</text:p>
          </table:table-cell>
          <table:table-cell office:value-type="percentage" office:value="8.3960782189480526E-2" table:style-name="ce44">
            <text:p>8,4%</text:p>
          </table:table-cell>
          <table:table-cell office:value-type="float" office:value="7936" table:style-name="ce43">
            <text:p>7.936</text:p>
          </table:table-cell>
          <table:table-cell office:value-type="float" office:value="96694" table:style-name="ce43">
            <text:p>96.694</text:p>
          </table:table-cell>
          <table:table-cell office:value-type="percentage" office:value="8.2073344778373011E-2" table:style-name="ce44">
            <text:p>8,2%</text:p>
          </table:table-cell>
          <table:table-cell office:value-type="float" office:value="12708" table:style-name="ce43">
            <text:p>12.708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5.6979392721990062E-2" table:style-name="ce44">
            <text:p>5,7%</text:p>
          </table:table-cell>
          <table:table-cell office:value-type="float" office:value="950" table:style-name="ce43">
            <text:p>950</text:p>
          </table:table-cell>
          <table:table-cell office:value-type="float" office:value="48505" table:style-name="ce43">
            <text:p>48.505</text:p>
          </table:table-cell>
          <table:table-cell office:value-type="percentage" office:value="1.9585609730955571E-2" table:style-name="ce44">
            <text:p>2,0%</text:p>
          </table:table-cell>
          <table:table-cell office:value-type="float" office:value="5" table:style-name="ce43">
            <text:p>5</text:p>
          </table:table-cell>
          <table:table-cell office:value-type="float" office:value="13906" table:style-name="ce43">
            <text:p>13.906</text:p>
          </table:table-cell>
          <table:table-cell office:value-type="percentage" office:value="3.5955702574428305E-4" table:style-name="ce44">
            <text:p>0,0%</text:p>
          </table:table-cell>
          <table:table-cell office:value-type="float" office:value="94191" table:style-name="ce43">
            <text:p>94.191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17034732834781666" table:style-name="ce44">
            <text:p>17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51377" table:style-name="ce43">
            <text:p>151.377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0.95838556505223171" table:style-name="ce44">
            <text:p>95,8%</text:p>
          </table:table-cell>
          <table:table-cell office:value-type="float" office:value="61654" table:style-name="ce43">
            <text:p>61.654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28934536631609575" table:style-name="ce44">
            <text:p>28,9%</text:p>
          </table:table-cell>
          <table:table-cell office:value-type="float" office:value="15788" table:style-name="ce43">
            <text:p>15.788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5.6361760537485851E-2" table:style-name="ce44">
            <text:p>5,6%</text:p>
          </table:table-cell>
          <table:table-cell office:value-type="float" office:value="24490" table:style-name="ce43">
            <text:p>24.490</text:p>
          </table:table-cell>
          <table:table-cell office:value-type="float" office:value="339977" table:style-name="ce43">
            <text:p>339.977</text:p>
          </table:table-cell>
          <table:table-cell office:value-type="percentage" office:value="7.2034284672198412E-2" table:style-name="ce44">
            <text:p>7,2%</text:p>
          </table:table-cell>
          <table:table-cell office:value-type="float" office:value="39794" table:style-name="ce43">
            <text:p>39.794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5.4899710146527073E-2" table:style-name="ce44">
            <text:p>5,5%</text:p>
          </table:table-cell>
          <table:table-cell office:value-type="float" office:value="3745" table:style-name="ce43">
            <text:p>3.745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2.6688425988611989E-2" table:style-name="ce44">
            <text:p>2,7%</text:p>
          </table:table-cell>
          <table:table-cell office:value-type="float" office:value="8" table:style-name="ce43">
            <text:p>8</text:p>
          </table:table-cell>
          <table:table-cell office:value-type="float" office:value="41824" table:style-name="ce43">
            <text:p>41.824</text:p>
          </table:table-cell>
          <table:table-cell office:value-type="percentage" office:value="1.9127773527161438E-4" table:style-name="ce44">
            <text:p>0,0%</text:p>
          </table:table-cell>
          <table:table-cell office:value-type="float" office:value="296856" table:style-name="ce43">
            <text:p>296.856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15639450130470997" table:style-name="ce44">
            <text:p>15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37" table:style-name="ce43">
            <text:p>2.237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5873320537428022" table:style-name="ce44">
            <text:p>85,9%</text:p>
          </table:table-cell>
          <table:table-cell office:value-type="float" office:value="3361" table:style-name="ce43">
            <text:p>3.361</text:p>
          </table:table-cell>
          <table:table-cell office:value-type="float" office:value="4318" table:style-name="ce43">
            <text:p>4.318</text:p>
          </table:table-cell>
          <table:table-cell office:value-type="percentage" office:value="0.77836961556276052" table:style-name="ce44">
            <text:p>77,8%</text:p>
          </table:table-cell>
          <table:table-cell office:value-type="float" office:value="990" table:style-name="ce43">
            <text:p>990</text:p>
          </table:table-cell>
          <table:table-cell office:value-type="float" office:value="7857" table:style-name="ce43">
            <text:p>7.857</text:p>
          </table:table-cell>
          <table:table-cell office:value-type="percentage" office:value="0.12600229095074456" table:style-name="ce44">
            <text:p>12,6%</text:p>
          </table:table-cell>
          <table:table-cell office:value-type="float" office:value="661" table:style-name="ce43">
            <text:p>661</text:p>
          </table:table-cell>
          <table:table-cell office:value-type="float" office:value="11556" table:style-name="ce43">
            <text:p>11.556</text:p>
          </table:table-cell>
          <table:table-cell office:value-type="percentage" office:value="5.7199723087573554E-2" table:style-name="ce44">
            <text:p>5,7%</text:p>
          </table:table-cell>
          <table:table-cell office:value-type="float" office:value="919" table:style-name="ce43">
            <text:p>919</text:p>
          </table:table-cell>
          <table:table-cell office:value-type="float" office:value="30066" table:style-name="ce43">
            <text:p>30.066</text:p>
          </table:table-cell>
          <table:table-cell office:value-type="percentage" office:value="3.0566087939865628E-2" table:style-name="ce44">
            <text:p>3,1%</text:p>
          </table:table-cell>
          <table:table-cell office:value-type="float" office:value="63" table:style-name="ce43">
            <text:p>63</text:p>
          </table:table-cell>
          <table:table-cell office:value-type="float" office:value="7581" table:style-name="ce43">
            <text:p>7.581</text:p>
          </table:table-cell>
          <table:table-cell office:value-type="percentage" office:value="8.3102493074792248E-3" table:style-name="ce44">
            <text:p>0,8%</text:p>
          </table:table-cell>
          <table:table-cell office:value-type="float" office:value="0" table:style-name="ce43">
            <text:p>0</text:p>
          </table:table-cell>
          <table:table-cell office:value-type="float" office:value="2175" table:style-name="ce4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8231" table:style-name="ce43">
            <text:p>8.231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12441428096375344" table:style-name="ce44">
            <text:p>12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667" table:style-name="ce43">
            <text:p>1.667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0966368667518098" table:style-name="ce44">
            <text:p>71,0%</text:p>
          </table:table-cell>
          <table:table-cell office:value-type="float" office:value="2394" table:style-name="ce43">
            <text:p>2.394</text:p>
          </table:table-cell>
          <table:table-cell office:value-type="float" office:value="3748" table:style-name="ce43">
            <text:p>3.748</text:p>
          </table:table-cell>
          <table:table-cell office:value-type="percentage" office:value="0.63874066168623267" table:style-name="ce44">
            <text:p>63,9%</text:p>
          </table:table-cell>
          <table:table-cell office:value-type="float" office:value="1154" table:style-name="ce43">
            <text:p>1.154</text:p>
          </table:table-cell>
          <table:table-cell office:value-type="float" office:value="7827" table:style-name="ce43">
            <text:p>7.827</text:p>
          </table:table-cell>
          <table:table-cell office:value-type="percentage" office:value="0.14743835441420722" table:style-name="ce44">
            <text:p>14,7%</text:p>
          </table:table-cell>
          <table:table-cell office:value-type="float" office:value="585" table:style-name="ce43">
            <text:p>585</text:p>
          </table:table-cell>
          <table:table-cell office:value-type="float" office:value="11299" table:style-name="ce43">
            <text:p>11.299</text:p>
          </table:table-cell>
          <table:table-cell office:value-type="percentage" office:value="5.1774493317992741E-2" table:style-name="ce44">
            <text:p>5,2%</text:p>
          </table:table-cell>
          <table:table-cell office:value-type="float" office:value="886" table:style-name="ce43">
            <text:p>886</text:p>
          </table:table-cell>
          <table:table-cell office:value-type="float" office:value="30095" table:style-name="ce43">
            <text:p>30.095</text:p>
          </table:table-cell>
          <table:table-cell office:value-type="percentage" office:value="2.9440106329955144E-2" table:style-name="ce44">
            <text:p>2,9%</text:p>
          </table:table-cell>
          <table:table-cell office:value-type="float" office:value="74" table:style-name="ce43">
            <text:p>74</text:p>
          </table:table-cell>
          <table:table-cell office:value-type="float" office:value="8536" table:style-name="ce43">
            <text:p>8.536</text:p>
          </table:table-cell>
          <table:table-cell office:value-type="percentage" office:value="8.6691658856607318E-3" table:style-name="ce44">
            <text:p>0,9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6766" table:style-name="ce43">
            <text:p>6.766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10223941491129983" table:style-name="ce44">
            <text:p>10,2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3" table:style-name="ce46">
            <text:p>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4" table:style-name="ce46">
            <text:p>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17" table:style-name="ce46">
            <text:p>61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624" table:style-name="ce46">
            <text:p>1.62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719" table:style-name="ce46">
            <text:p>6.71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18" table:style-name="ce46">
            <text:p>51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9485" table:style-name="ce46">
            <text:p>9.485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-</text:p>
          </table:table-cell>
          <table:table-cell table:number-columns-repeated="16359" table:style-name="ce48"/>
        </table:table-row>
        <table:table-row table:style-name="ro9">
          <table:table-cell office:value-type="string" table:style-name="ce49">
            <text:p>Total España</text:p>
          </table:table-cell>
          <table:table-cell office:value-type="float" office:value="2763372" table:style-name="ce50">
            <text:p>2.763.372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0.9750700770353391" table:style-name="ce51">
            <text:p>97,5%</text:p>
          </table:table-cell>
          <table:table-cell office:value-type="float" office:value="1820186" table:style-name="ce50">
            <text:p>1.820.186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45963770613717775" table:style-name="ce51">
            <text:p>46,0%</text:p>
          </table:table-cell>
          <table:table-cell office:value-type="float" office:value="374250" table:style-name="ce50">
            <text:p>374.250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7.0123848928964769E-2" table:style-name="ce51">
            <text:p>7,0%</text:p>
          </table:table-cell>
          <table:table-cell office:value-type="float" office:value="458849" table:style-name="ce50">
            <text:p>458.849</text:p>
          </table:table-cell>
          <table:table-cell office:value-type="float" office:value="7033306" table:style-name="ce50">
            <text:p>7.033.306</text:p>
          </table:table-cell>
          <table:table-cell office:value-type="percentage" office:value="6.5239447849986906E-2" table:style-name="ce51">
            <text:p>6,5%</text:p>
          </table:table-cell>
          <table:table-cell office:value-type="float" office:value="828725" table:style-name="ce50">
            <text:p>828.725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4.960609329052186E-2" table:style-name="ce51">
            <text:p>5,0%</text:p>
          </table:table-cell>
          <table:table-cell office:value-type="float" office:value="80704" table:style-name="ce50">
            <text:p>80.704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2.4379670839401516E-2" table:style-name="ce51">
            <text:p>2,4%</text:p>
          </table:table-cell>
          <table:table-cell office:value-type="float" office:value="1361" table:style-name="ce50">
            <text:p>1.361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1.4340671556473902E-3" table:style-name="ce51">
            <text:p>0,1%</text:p>
          </table:table-cell>
          <table:table-cell office:value-type="float" office:value="6327447" table:style-name="ce50">
            <text:p>6.327.447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15767443473833501" table:style-name="ce51">
            <text:p>15,8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style-name="ce48"/>
          <table:table-cell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11T16:21:57Z</meta:creation-date>
    <dc:date>2021-05-11T16:22:17Z</dc:date>
  </office:meta>
</office:document-meta>
</file>